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BoldMT" svg:font-family="Arial-BoldMT"/>
    <style:font-face style:name="Mangal1" svg:font-family="Mangal"/>
    <style:font-face style:name="OpenSymbol" svg:font-family="OpenSymbol"/>
    <style:font-face style:name="arial" svg:font-family="arial, sans-serif"/>
    <style:font-face style:name="Arial-ItalicMT" svg:font-family="Arial-ItalicMT" style:font-family-generic="script"/>
    <style:font-face style:name="ArialMT" svg:font-family="ArialMT" style:font-family-generic="swiss"/>
    <style:font-face style:name="Tibetan Machine Uni" svg:font-family="'Tibetan Machine Un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9" style:family="table">
      <style:table-properties style:width="16.993cm" table:align="margins"/>
    </style:style>
    <style:style style:name="Tableau9.A" style:family="table-column">
      <style:table-column-properties style:column-width="5.664cm" style:rel-column-width="21845*"/>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2" style:family="table">
      <style:table-properties style:width="16.993cm" table:align="margins"/>
    </style:style>
    <style:style style:name="Tableau2.A" style:family="table-column">
      <style:table-column-properties style:column-width="16.993cm" style:rel-column-width="65535*"/>
    </style:style>
    <style:style style:name="Tableau2.A1" style:family="table-cell">
      <style:table-cell-properties fo:padding="0cm" fo:border="none"/>
    </style:style>
    <style:style style:name="Tableau1" style:family="table">
      <style:table-properties style:width="16.993cm" table:align="margins"/>
    </style:style>
    <style:style style:name="Tableau1.A" style:family="table-column">
      <style:table-column-properties style:column-width="5.435cm" style:rel-column-width="20958*"/>
    </style:style>
    <style:style style:name="Tableau1.B" style:family="table-column">
      <style:table-column-properties style:column-width="11.559cm" style:rel-column-width="44577*"/>
    </style:style>
    <style:style style:name="Tableau1.A1" style:family="table-cell">
      <style:table-cell-properties style:vertical-align=""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3" style:family="table">
      <style:table-properties style:width="16.993cm" table:align="margins"/>
    </style:style>
    <style:style style:name="Tableau3.A" style:family="table-column">
      <style:table-column-properties style:column-width="16.993cm" style:rel-column-width="65535*"/>
    </style:style>
    <style:style style:name="Tableau3.A1" style:family="table-cell">
      <style:table-cell-properties fo:padding="0cm" fo:border="none"/>
    </style:style>
    <style:style style:name="Tableau4" style:family="table">
      <style:table-properties style:width="16.993cm" table:align="margins"/>
    </style:style>
    <style:style style:name="Tableau4.A" style:family="table-column">
      <style:table-column-properties style:column-width="5.435cm" style:rel-column-width="20958*"/>
    </style:style>
    <style:style style:name="Tableau4.B" style:family="table-column">
      <style:table-column-properties style:column-width="11.559cm" style:rel-column-width="44577*"/>
    </style:style>
    <style:style style:name="Tableau4.A1" style:family="table-cell">
      <style:table-cell-properties style:vertical-align=""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5" style:family="table">
      <style:table-properties style:width="16.993cm" table:align="margins"/>
    </style:style>
    <style:style style:name="Tableau5.A" style:family="table-column">
      <style:table-column-properties style:column-width="16.993cm" style:rel-column-width="65535*"/>
    </style:style>
    <style:style style:name="Tableau5.A1" style:family="table-cell">
      <style:table-cell-properties fo:padding="0cm" fo:border="none"/>
    </style:style>
    <style:style style:name="Tableau6" style:family="table">
      <style:table-properties style:width="17.096cm" fo:margin-left="0cm" table:align="left"/>
    </style:style>
    <style:style style:name="Tableau6.A" style:family="table-column">
      <style:table-column-properties style:column-width="5.433cm"/>
    </style:style>
    <style:style style:name="Tableau6.B" style:family="table-column">
      <style:table-column-properties style:column-width="11.663cm"/>
    </style:style>
    <style:style style:name="Tableau6.A1" style:family="table-cell">
      <style:table-cell-properties style:vertical-align=""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7" style:family="table">
      <style:table-properties style:width="16.993cm" table:align="margins"/>
    </style:style>
    <style:style style:name="Tableau7.A" style:family="table-column">
      <style:table-column-properties style:column-width="16.993cm" style:rel-column-width="65535*"/>
    </style:style>
    <style:style style:name="Tableau7.A1" style:family="table-cell">
      <style:table-cell-properties fo:padding="0cm" fo:border="none"/>
    </style:style>
    <style:style style:name="Tableau8" style:family="table">
      <style:table-properties style:width="17.096cm" fo:margin-left="0cm" table:align="left"/>
    </style:style>
    <style:style style:name="Tableau8.A" style:family="table-column">
      <style:table-column-properties style:column-width="5.433cm"/>
    </style:style>
    <style:style style:name="Tableau8.B" style:family="table-column">
      <style:table-column-properties style:column-width="11.663cm"/>
    </style:style>
    <style:style style:name="Tableau8.A1" style:family="table-cell">
      <style:table-cell-properties style:vertical-align=""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11" style:family="table">
      <style:table-properties style:width="16.993cm" table:align="margins"/>
    </style:style>
    <style:style style:name="Tableau11.A" style:family="table-column">
      <style:table-column-properties style:column-width="16.993cm" style:rel-column-width="65535*"/>
    </style:style>
    <style:style style:name="Tableau11.A1" style:family="table-cell">
      <style:table-cell-properties fo:padding="0cm" fo:border="none"/>
    </style:style>
    <style:style style:name="Tableau12" style:family="table">
      <style:table-properties style:width="17.096cm" fo:margin-left="0cm" table:align="left"/>
    </style:style>
    <style:style style:name="Tableau12.A" style:family="table-column">
      <style:table-column-properties style:column-width="5.433cm"/>
    </style:style>
    <style:style style:name="Tableau12.B" style:family="table-column">
      <style:table-column-properties style:column-width="11.663cm"/>
    </style:style>
    <style:style style:name="Tableau12.A1" style:family="table-cell">
      <style:table-cell-properties style:vertical-align=""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3" style:family="table">
      <style:table-properties style:width="16.993cm" table:align="margins"/>
    </style:style>
    <style:style style:name="Tableau13.A" style:family="table-column">
      <style:table-column-properties style:column-width="16.993cm" style:rel-column-width="65535*"/>
    </style:style>
    <style:style style:name="Tableau13.A1" style:family="table-cell">
      <style:table-cell-properties fo:padding="0cm" fo:border="none"/>
    </style:style>
    <style:style style:name="Tableau14" style:family="table">
      <style:table-properties style:width="17.096cm" fo:margin-left="0cm" table:align="left"/>
    </style:style>
    <style:style style:name="Tableau14.A" style:family="table-column">
      <style:table-column-properties style:column-width="5.433cm"/>
    </style:style>
    <style:style style:name="Tableau14.B" style:family="table-column">
      <style:table-column-properties style:column-width="11.663cm"/>
    </style:style>
    <style:style style:name="Tableau14.A1" style:family="table-cell">
      <style:table-cell-properties style:vertical-align=""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5" style:family="table">
      <style:table-properties style:width="16.993cm" table:align="margins"/>
    </style:style>
    <style:style style:name="Tableau15.A" style:family="table-column">
      <style:table-column-properties style:column-width="16.993cm" style:rel-column-width="65535*"/>
    </style:style>
    <style:style style:name="Tableau15.A1" style:family="table-cell">
      <style:table-cell-properties fo:padding="0cm" fo:border="none"/>
    </style:style>
    <style:style style:name="Tableau16" style:family="table">
      <style:table-properties style:width="17.096cm" fo:margin-left="0cm" table:align="left"/>
    </style:style>
    <style:style style:name="Tableau16.A" style:family="table-column">
      <style:table-column-properties style:column-width="5.433cm"/>
    </style:style>
    <style:style style:name="Tableau16.B" style:family="table-column">
      <style:table-column-properties style:column-width="11.663cm"/>
    </style:style>
    <style:style style:name="Tableau16.A1" style:family="table-cell">
      <style:table-cell-properties style:vertical-align=""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7" style:family="table">
      <style:table-properties style:width="16.993cm" table:align="margins"/>
    </style:style>
    <style:style style:name="Tableau17.A" style:family="table-column">
      <style:table-column-properties style:column-width="16.993cm" style:rel-column-width="65535*"/>
    </style:style>
    <style:style style:name="Tableau17.A1" style:family="table-cell">
      <style:table-cell-properties fo:padding="0cm" fo:border="none"/>
    </style:style>
    <style:style style:name="Tableau18" style:family="table">
      <style:table-properties style:width="17.096cm" fo:margin-left="0cm" table:align="left"/>
    </style:style>
    <style:style style:name="Tableau18.A" style:family="table-column">
      <style:table-column-properties style:column-width="5.433cm"/>
    </style:style>
    <style:style style:name="Tableau18.B" style:family="table-column">
      <style:table-column-properties style:column-width="11.663cm"/>
    </style:style>
    <style:style style:name="Tableau18.A1" style:family="table-cell">
      <style:table-cell-properties style:vertical-align=""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666666" fo:font-size="16pt" fo:font-weight="bold" style:font-size-asian="16pt" style:font-weight-asian="bold" style:font-size-complex="16pt" style:font-weight-complex="bold"/>
    </style:style>
    <style:style style:name="P2" style:family="paragraph" style:parent-style-name="Standard">
      <loext:graphic-properties draw:fill="solid" draw:fill-color="#33ff99" draw:opacity="100%"/>
      <style:paragraph-properties fo:background-color="#33ff99"/>
      <style:text-properties fo:color="#666666"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4" style:family="paragraph" style:parent-style-name="Standard">
      <loext:graphic-properties draw:fill="solid" draw:fill-color="#33ff99" draw:opacity="100%"/>
      <style:paragraph-properties fo:text-align="center" style:justify-single-word="false" fo:background-color="#33ff99"/>
      <style:text-properties fo:color="#000000" fo:font-size="16pt" fo:font-weight="bold" officeooo:rsid="000ffc2a" officeooo:paragraph-rsid="000ffc2a" style:font-size-asian="16pt" style:font-weight-asian="bold" style:font-size-complex="16pt" style:font-weight-complex="bold"/>
    </style:style>
    <style:style style:name="P5" style:family="paragraph" style:parent-style-name="Standard">
      <loext:graphic-properties draw:fill="solid" draw:fill-color="#33ff99" draw:opacity="100%"/>
      <style:paragraph-properties fo:text-align="center" style:justify-single-word="false" fo:background-color="#33ff99"/>
      <style:text-properties fo:color="#000000"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7" style:family="paragraph" style:parent-style-name="Standard">
      <loext:graphic-properties draw:fill="solid" draw:fill-color="#00cccc" draw:opacity="100%"/>
      <style:paragraph-properties fo:text-align="center" style:justify-single-word="false" fo:background-color="#00cccc"/>
      <style:text-properties fo:color="#000000" fo:font-size="20pt"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autospace="none"/>
      <style:text-properties style:font-name="Times New Roman" fo:font-size="14pt" style:font-name-asian="ArialMT" style:font-size-asian="14pt" style:font-name-complex="ArialMT" style:font-size-complex="14pt"/>
    </style:style>
    <style:style style:name="P9" style:family="paragraph" style:parent-style-name="Standard">
      <style:paragraph-properties fo:text-align="start" style:justify-single-word="false" style:text-autospace="none"/>
      <style:text-properties style:font-name="Times New Roman" fo:font-size="14pt" fo:font-style="italic" style:font-name-asian="Arial-ItalicMT" style:font-size-asian="14pt" style:font-style-asian="italic" style:font-name-complex="Arial-ItalicMT" style:font-size-complex="14pt" style:font-style-complex="italic"/>
    </style:style>
    <style:style style:name="P10" style:family="paragraph" style:parent-style-name="Standard">
      <style:paragraph-properties fo:text-align="justify" style:justify-single-word="false" style:text-autospace="none"/>
      <style:text-properties style:font-name="Times New Roman" fo:font-size="12pt" style:font-name-asian="ArialMT" style:font-size-asian="12pt" style:font-name-complex="ArialMT" style:font-size-complex="12pt"/>
    </style:style>
    <style:style style:name="P11"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12"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299fba" style:font-name-asian="ArialMT" style:font-size-asian="14pt" style:font-weight-asian="normal" style:font-name-complex="ArialMT" style:font-size-complex="14pt" style:font-weight-complex="normal"/>
    </style:style>
    <style:style style:name="P13"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30d8c8" style:font-name-asian="ArialMT" style:font-size-asian="14pt" style:font-weight-asian="normal" style:font-name-complex="ArialMT" style:font-size-complex="14pt" style:font-weight-complex="normal"/>
    </style:style>
    <style:style style:name="P14"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30eecb" style:font-name-asian="ArialMT" style:font-size-asian="14pt" style:font-weight-asian="normal" style:font-name-complex="ArialMT" style:font-size-complex="14pt" style:font-weight-complex="normal"/>
    </style:style>
    <style:style style:name="P15"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3bc376" style:font-name-asian="ArialMT" style:font-size-asian="14pt" style:font-weight-asian="normal" style:font-name-complex="ArialMT" style:font-size-complex="14pt" style:font-weight-complex="normal"/>
    </style:style>
    <style:style style:name="P16"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4b59de" style:font-name-asian="ArialMT" style:font-size-asian="14pt" style:font-weight-asian="normal" style:font-name-complex="ArialMT" style:font-size-complex="14pt" style:font-weight-complex="normal"/>
    </style:style>
    <style:style style:name="P17"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bold" style:font-name-asian="ArialMT" style:font-size-asian="14pt" style:font-weight-asian="bold" style:font-name-complex="ArialMT" style:font-size-complex="14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autospace="none"/>
    </style:style>
    <style:style style:name="P20" style:family="paragraph" style:parent-style-name="Standard">
      <style:paragraph-properties fo:text-align="center" style:justify-single-word="false"/>
      <style:text-properties officeooo:rsid="0010b3ab" officeooo:paragraph-rsid="0010b3ab"/>
    </style:style>
    <style:style style:name="P21" style:family="paragraph" style:parent-style-name="Standard">
      <style:paragraph-properties fo:text-align="start" style:justify-single-word="false" style:text-autospace="none"/>
      <style:text-properties style:font-name="ArialMT" fo:font-size="14pt" style:font-name-asian="ArialMT" style:font-size-asian="12.25pt" style:font-name-complex="ArialMT" style:font-size-complex="14pt"/>
    </style:style>
    <style:style style:name="P22" style:family="paragraph" style:parent-style-name="Standard">
      <loext:graphic-properties draw:fill="solid" draw:fill-color="#ffffff" draw:opacity="100%"/>
      <style:paragraph-properties fo:text-align="center" style:justify-single-word="false" fo:background-color="#ffffff" fo:padding="0.049cm" fo:border="0.06pt solid #000000" style:shadow="none"/>
      <style:text-properties fo:color="#000000" fo:font-size="14pt" fo:font-weight="normal" style:font-size-asian="14pt" style:font-weight-asian="normal" style:font-size-complex="14pt" style:font-weight-complex="normal"/>
    </style:style>
    <style:style style:name="P23" style:family="paragraph" style:parent-style-name="Standard">
      <style:paragraph-properties fo:text-align="start" style:justify-single-word="false" fo:padding="0.049cm" fo:border="0.06pt solid #000000" style:shadow="none"/>
      <style:text-properties fo:color="#000000" fo:font-size="14pt" fo:font-weight="normal" style:font-size-asian="14pt" style:font-weight-asian="normal" style:font-size-complex="14pt" style:font-weight-complex="normal"/>
    </style:style>
    <style:style style:name="P24" style:family="paragraph" style:parent-style-name="Standard">
      <loext:graphic-properties draw:fill="solid" draw:fill-color="#ffffff" draw:opacity="100%"/>
      <style:paragraph-properties fo:text-align="start" style:justify-single-word="false" fo:background-color="#ffffff" fo:padding="0.049cm" fo:border="0.06pt solid #000000" style:shadow="none"/>
      <style:text-properties fo:color="#000000" fo:font-size="14pt" fo:font-weight="normal" style:font-size-asian="14pt" style:font-weight-asian="normal" style:font-size-complex="14pt" style:font-weight-complex="normal"/>
    </style:style>
    <style:style style:name="P25" style:family="paragraph" style:parent-style-name="Standard">
      <loext:graphic-properties draw:fill="solid" draw:fill-color="#ffffff" draw:opacity="100%"/>
      <style:paragraph-properties fo:text-align="start" style:justify-single-word="false" fo:background-color="#ffffff" fo:padding="0.049cm" fo:border="0.06pt solid #000000" style:shadow="none"/>
      <style:text-properties fo:color="#000000" fo:font-size="14pt" fo:font-weight="normal" officeooo:paragraph-rsid="000e1c7f" style:font-size-asian="14pt" style:font-weight-asian="normal" style:font-size-complex="14pt" style:font-weight-complex="normal"/>
    </style:style>
    <style:style style:name="P26" style:family="paragraph" style:parent-style-name="Standard">
      <loext:graphic-properties draw:fill="solid" draw:fill-color="#ffffff" draw:opacity="100%"/>
      <style:paragraph-properties fo:text-align="start" style:justify-single-word="false" fo:background-color="#ffffff" fo:padding="0.049cm" fo:border="0.06pt solid #000000" style:shadow="none"/>
      <style:text-properties fo:color="#000000" fo:font-size="14pt" fo:font-weight="normal" officeooo:paragraph-rsid="000f164b" style:font-size-asian="14pt" style:font-weight-asian="normal" style:font-size-complex="14pt" style:font-weight-complex="normal"/>
    </style:style>
    <style:style style:name="P27" style:family="paragraph" style:parent-style-name="Standard">
      <style:paragraph-properties fo:text-align="start" style:justify-single-word="false" fo:padding="0.049cm" fo:border="0.06pt solid #000000" style:shadow="none"/>
      <style:text-properties fo:color="#000000" fo:font-size="14pt" fo:font-weight="normal" officeooo:paragraph-rsid="000ffc2a" style:font-size-asian="14pt" style:font-weight-asian="normal" style:font-size-complex="14pt" style:font-weight-complex="normal"/>
    </style:style>
    <style:style style:name="P28" style:family="paragraph" style:parent-style-name="Standard">
      <style:paragraph-properties fo:text-align="start" style:justify-single-word="false" fo:padding="0.049cm" fo:border="0.06pt solid #000000" style:shadow="none"/>
      <style:text-properties fo:color="#000000" fo:font-size="16pt" fo:font-weight="normal" style:font-size-asian="16pt" style:font-weight-asian="normal" style:font-size-complex="16pt" style:font-weight-complex="normal"/>
    </style:style>
    <style:style style:name="P29" style:family="paragraph" style:parent-style-name="Standard">
      <loext:graphic-properties draw:fill="solid" draw:fill-color="#ccffff" draw:opacity="100%"/>
      <style:paragraph-properties fo:text-align="center" style:justify-single-word="false" fo:background-color="#ccffff" fo:padding="0.049cm" fo:border="0.06pt solid #000000" style:shadow="none"/>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loext:graphic-properties draw:fill="solid" draw:fill-color="#ccffff" draw:opacity="100%"/>
      <style:paragraph-properties fo:text-align="center" style:justify-single-word="false" fo:background-color="#ccffff" fo:padding="0.049cm" fo:border="0.06pt solid #000000" style:shadow="none" style:text-autospace="none"/>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P31" style:family="paragraph" style:parent-style-name="Standard">
      <loext:graphic-properties draw:fill="solid" draw:fill-color="#ffffff" draw:opacity="100%"/>
      <style:paragraph-properties fo:text-align="start" style:justify-single-word="false" fo:background-color="#ffffff" fo:padding="0.049cm" fo:border="0.06pt solid #000000" style:shadow="none"/>
      <style:text-properties officeooo:paragraph-rsid="000e1c7f"/>
    </style:style>
    <style:style style:name="P32" style:family="paragraph" style:parent-style-name="Standard">
      <loext:graphic-properties draw:fill="solid" draw:fill-color="#ffffff" draw:opacity="100%"/>
      <style:paragraph-properties fo:text-align="start" style:justify-single-word="false" fo:background-color="#ffffff" fo:padding="0cm" fo:border="none" style:shadow="none"/>
    </style:style>
    <style:style style:name="P33" style:family="paragraph" style:parent-style-name="Standard">
      <loext:graphic-properties draw:fill="solid" draw:fill-color="#ffffff" draw:opacity="100%"/>
      <style:paragraph-properties fo:text-align="start"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34" style:family="paragraph" style:parent-style-name="Standard">
      <loext:graphic-properties draw:fill="solid" draw:fill-color="#ffffff" draw:opacity="100%"/>
      <style:paragraph-properties fo:text-align="justify"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35" style:family="paragraph" style:parent-style-name="Standard">
      <loext:graphic-properties draw:fill="solid" draw:fill-color="#ffffff" draw:opacity="100%"/>
      <style:paragraph-properties fo:text-align="justify"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officeooo:paragraph-rsid="0017a728" style:font-size-asian="14pt" style:font-weight-asian="normal" style:font-size-complex="14pt" style:font-weight-complex="normal"/>
    </style:style>
    <style:style style:name="P36" style:family="paragraph" style:parent-style-name="Standard">
      <loext:graphic-properties draw:fill="solid" draw:fill-color="#ffffff" draw:opacity="100%"/>
      <style:paragraph-properties fo:text-align="start"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officeooo:rsid="0010b3ab" officeooo:paragraph-rsid="0010b3ab" style:font-size-asian="14pt" style:font-weight-asian="normal" style:font-size-complex="14pt" style:font-weight-complex="normal"/>
    </style:style>
    <style:style style:name="P37" style:family="paragraph" style:parent-style-name="Standard">
      <loext:graphic-properties draw:fill="solid" draw:fill-color="#ffffff" draw:opacity="100%"/>
      <style:paragraph-properties fo:text-align="start"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8" style:family="paragraph" style:parent-style-name="Standard">
      <loext:graphic-properties draw:fill="solid" draw:fill-color="#ffffff" draw:opacity="100%"/>
      <style:paragraph-properties fo:text-align="justify" style:justify-single-word="false" fo:background-color="#ffffff" fo:padding="0cm" fo:border="none" style:shadow="none"/>
    </style:style>
    <style:style style:name="P39" style:family="paragraph" style:parent-style-name="Standard">
      <loext:graphic-properties draw:fill="solid" draw:fill-color="#ffffff" draw:opacity="100%"/>
      <style:paragraph-properties fo:text-align="justify" style:justify-single-word="false" fo:background-color="#ffffff" fo:padding="0cm" fo:border="none" style:shadow="none"/>
      <style:text-properties fo:letter-spacing="normal"/>
    </style:style>
    <style:style style:name="P40" style:family="paragraph" style:parent-style-name="Table_20_Contents">
      <style:paragraph-properties fo:text-align="start" style:justify-single-word="false"/>
      <style:text-properties style:font-name="Times New Roman" fo:font-size="14pt" style:font-name-asian="ArialMT" style:font-size-asian="14pt" style:font-name-complex="ArialMT" style:font-size-complex="14pt"/>
    </style:style>
    <style:style style:name="P41" style:family="paragraph" style:parent-style-name="Table_20_Contents">
      <loext:graphic-properties draw:fill="solid" draw:fill-color="#ccffcc" draw:opacity="100%"/>
      <style:paragraph-properties fo:text-align="center" style:justify-single-word="false" fo:background-color="#ccffcc"/>
      <style:text-properties style:font-name="Times New Roman" fo:font-size="14pt" style:font-name-asian="ArialMT" style:font-size-asian="14pt" style:font-name-complex="ArialMT" style:font-size-complex="14pt"/>
    </style:style>
    <style:style style:name="P42" style:family="paragraph" style:parent-style-name="Table_20_Contents">
      <style:paragraph-properties fo:text-align="start" style:justify-single-word="false"/>
      <style:text-properties style:font-name="Times New Roman" fo:font-size="14pt" officeooo:rsid="0022fc85" officeooo:paragraph-rsid="0022fc85" style:font-name-asian="ArialMT" style:font-size-asian="14pt" style:font-name-complex="ArialMT" style:font-size-complex="14pt"/>
    </style:style>
    <style:style style:name="P43" style:family="paragraph" style:parent-style-name="Table_20_Contents">
      <style:paragraph-properties fo:text-align="start" style:justify-single-word="false"/>
      <style:text-properties style:font-name="Times New Roman" fo:font-size="14pt" officeooo:rsid="0022fc85" officeooo:paragraph-rsid="0023421c" style:font-name-asian="ArialMT" style:font-size-asian="14pt" style:font-name-complex="ArialMT" style:font-size-complex="14pt"/>
    </style:style>
    <style:style style:name="P44" style:family="paragraph" style:parent-style-name="Table_20_Contents">
      <style:paragraph-properties fo:text-align="start" style:justify-single-word="false"/>
      <style:text-properties style:font-name="Times New Roman" fo:font-size="14pt" officeooo:rsid="00252c20" officeooo:paragraph-rsid="00252c20" style:font-name-asian="ArialMT" style:font-size-asian="14pt" style:font-name-complex="ArialMT" style:font-size-complex="14pt"/>
    </style:style>
    <style:style style:name="P45" style:family="paragraph" style:parent-style-name="Table_20_Contents">
      <style:paragraph-properties fo:text-align="start" style:justify-single-word="false"/>
      <style:text-properties style:font-name="Times New Roman" fo:font-size="14pt" officeooo:rsid="00265888" officeooo:paragraph-rsid="00265888" style:font-name-asian="ArialMT" style:font-size-asian="14pt" style:font-name-complex="ArialMT" style:font-size-complex="14pt"/>
    </style:style>
    <style:style style:name="P46" style:family="paragraph" style:parent-style-name="Table_20_Contents">
      <style:paragraph-properties fo:text-align="start" style:justify-single-word="false"/>
      <style:text-properties style:font-name="Times New Roman" fo:font-size="14pt" officeooo:rsid="00282f5e" officeooo:paragraph-rsid="00282f5e" style:font-name-asian="ArialMT" style:font-size-asian="14pt" style:font-name-complex="ArialMT" style:font-size-complex="14pt"/>
    </style:style>
    <style:style style:name="P47" style:family="paragraph" style:parent-style-name="Table_20_Contents">
      <style:paragraph-properties fo:text-align="center" style:justify-single-word="false"/>
      <style:text-properties officeooo:rsid="0010b3ab" officeooo:paragraph-rsid="0010b3ab"/>
    </style:style>
    <style:style style:name="P48" style:family="paragraph" style:parent-style-name="Table_20_Contents">
      <style:paragraph-properties fo:text-align="center" style:justify-single-word="false"/>
      <style:text-properties officeooo:rsid="0011ae7e" officeooo:paragraph-rsid="0011ae7e"/>
    </style:style>
    <style:style style:name="P49" style:family="paragraph" style:parent-style-name="Table_20_Contents">
      <style:paragraph-properties fo:text-align="center" style:justify-single-word="false"/>
      <style:text-properties fo:font-variant="normal" fo:text-transform="none" fo:color="#000000" style:font-name="arial" fo:font-size="9pt" fo:letter-spacing="normal" fo:font-style="normal" fo:font-weight="normal"/>
    </style:style>
    <style:style style:name="P50" style:family="paragraph" style:parent-style-name="Standard">
      <loext:graphic-properties draw:fill="solid" draw:fill-color="#ccffff" draw:opacity="100%"/>
      <style:paragraph-properties fo:text-align="center" style:justify-single-word="false" fo:break-before="page" fo:background-color="#ccffff" fo:padding="0.049cm" fo:border="0.06pt solid #000000" style:shadow="none"/>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51" style:family="paragraph" style:parent-style-name="Standard" style:master-page-name="">
      <loext:graphic-properties draw:fill="solid" draw:fill-color="#00cccc" draw:opacity="100%"/>
      <style:paragraph-properties fo:text-align="center" style:justify-single-word="false" style:page-number="auto" fo:background-color="#00cccc" fo:padding="0.049cm" fo:border="0.06pt solid #000000" style:shadow="none"/>
      <style:text-properties fo:color="#000000" fo:font-size="14pt" fo:font-weight="normal" style:font-size-asian="14pt" style:font-weight-asian="normal" style:font-size-complex="14pt" style:font-weight-complex="normal"/>
    </style:style>
    <style:style style:name="P52" style:family="paragraph" style:parent-style-name="Standard">
      <loext:graphic-properties draw:fill="solid" draw:fill-color="#ffffff" draw:opacity="100%"/>
      <style:paragraph-properties fo:margin-top="0.101cm" fo:margin-bottom="0.101cm" loext:contextual-spacing="false" fo:text-align="start"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officeooo:rsid="0010b3ab" officeooo:paragraph-rsid="004ce774" style:font-size-asian="14pt" style:font-weight-asian="normal" style:font-size-complex="14pt" style:font-weight-complex="normal"/>
    </style:style>
    <style:style style:name="P53" style:family="paragraph" style:parent-style-name="Standard" style:list-style-name="L3">
      <style:paragraph-properties fo:text-align="start" style:justify-single-word="false" style:text-autospace="none"/>
      <style:text-properties fo:font-variant="normal" fo:text-transform="none" fo:color="#000000" style:font-name="Times New Roman" fo:font-size="14pt" fo:letter-spacing="normal" fo:font-style="normal" fo:font-weight="normal" officeooo:paragraph-rsid="00299fba"/>
    </style:style>
    <style:style style:name="P54" style:family="paragraph" style:parent-style-name="Standard" style:list-style-name="L3">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55" style:family="paragraph" style:parent-style-name="Standard" style:list-style-name="L4">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2e90c9" style:font-name-asian="ArialMT" style:font-size-asian="14pt" style:font-weight-asian="normal" style:font-name-complex="ArialMT" style:font-size-complex="14pt" style:font-weight-complex="normal"/>
    </style:style>
    <style:style style:name="P56" style:family="paragraph" style:parent-style-name="Standard" style:list-style-name="L5">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57"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58" style:family="paragraph" style:parent-style-name="Standard" style:list-style-name="L5">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3696a3" style:font-name-asian="ArialMT" style:font-size-asian="14pt" style:font-style-asian="normal" style:font-weight-asian="bold" style:font-name-complex="ArialMT" style:font-size-complex="14pt" style:font-style-complex="normal" style:font-weight-complex="bold"/>
    </style:style>
    <style:style style:name="P59" style:family="paragraph" style:parent-style-name="Standard" style:list-style-name="L5">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5280db" style:font-name-asian="ArialMT" style:font-size-asian="14pt" style:font-style-asian="normal" style:font-weight-asian="bold" style:font-name-complex="ArialMT" style:font-size-complex="14pt" style:font-style-complex="normal" style:font-weight-complex="bold"/>
    </style:style>
    <style:style style:name="P60"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37e529" style:font-size-asian="14pt" style:font-style-asian="normal" style:font-weight-asian="normal" style:font-size-complex="14pt" style:font-style-complex="normal" style:font-weight-complex="normal"/>
    </style:style>
    <style:style style:name="P61" style:family="paragraph" style:parent-style-name="Standard" style:list-style-name="L4">
      <style:paragraph-properties fo:text-align="start" style:justify-single-word="false" style:text-autospace="none"/>
      <style:text-properties officeooo:paragraph-rsid="0030eecb"/>
    </style:style>
    <style:style style:name="P62" style:family="paragraph" style:parent-style-name="Standard" style:list-style-name="L4">
      <style:paragraph-properties fo:text-align="start" style:justify-single-word="false" style:text-autospace="none"/>
      <style:text-properties officeooo:paragraph-rsid="002e90c9"/>
    </style:style>
    <style:style style:name="P63" style:family="paragraph" style:parent-style-name="Standard" style:list-style-name="L5">
      <style:paragraph-properties fo:text-align="start" style:justify-single-word="false" style:text-autospace="none"/>
    </style:style>
    <style:style style:name="P64" style:family="paragraph" style:parent-style-name="Standard" style:list-style-name="L5">
      <style:paragraph-properties fo:text-align="start" style:justify-single-word="false" style:text-autospace="none"/>
      <style:text-properties officeooo:paragraph-rsid="003696a3"/>
    </style:style>
    <style:style style:name="P65" style:family="paragraph" style:parent-style-name="Standard" style:list-style-name="L5">
      <style:paragraph-properties fo:text-align="start" style:justify-single-word="false" style:text-autospace="none"/>
      <style:text-properties officeooo:paragraph-rsid="0037e529"/>
    </style:style>
    <style:style style:name="P66" style:family="paragraph" style:parent-style-name="Standard" style:list-style-name="L5">
      <style:paragraph-properties fo:text-align="start" style:justify-single-word="false" style:text-autospace="none"/>
      <style:text-properties officeooo:paragraph-rsid="005280db"/>
    </style:style>
    <style:style style:name="P67" style:family="paragraph" style:parent-style-name="Standard" style:list-style-name="L1">
      <loext:graphic-properties draw:fill="solid" draw:fill-color="#ffffff" draw:opacity="100%"/>
      <style:paragraph-properties fo:text-align="start"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68" style:family="paragraph" style:parent-style-name="Standard" style:list-style-name="L1">
      <loext:graphic-properties draw:fill="solid" draw:fill-color="#ffffff" draw:opacity="100%"/>
      <style:paragraph-properties fo:text-align="start"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officeooo:rsid="00158dca" officeooo:paragraph-rsid="00158dca" style:font-size-asian="14pt" style:font-style-asian="normal" style:font-weight-asian="normal" style:font-size-complex="14pt" style:font-style-complex="normal" style:font-weight-complex="normal"/>
    </style:style>
    <style:style style:name="P69" style:family="paragraph" style:parent-style-name="Standard" style:list-style-name="L2">
      <loext:graphic-properties draw:fill="solid" draw:fill-color="#ffffff" draw:opacity="100%"/>
      <style:paragraph-properties fo:text-align="justify"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70" style:family="paragraph" style:parent-style-name="Standard" style:list-style-name="L2">
      <loext:graphic-properties draw:fill="solid" draw:fill-color="#ffffff" draw:opacity="100%"/>
      <style:paragraph-properties fo:text-align="justify"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officeooo:paragraph-rsid="00158dca" style:font-size-asian="14pt" style:font-weight-asian="normal" style:font-size-complex="14pt" style:font-weight-complex="normal"/>
    </style:style>
    <style:style style:name="P71" style:family="paragraph" style:parent-style-name="Standard" style:list-style-name="L2">
      <loext:graphic-properties draw:fill="solid" draw:fill-color="#ffffff" draw:opacity="100%"/>
      <style:paragraph-properties fo:text-align="justify"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officeooo:rsid="00158dca" officeooo:paragraph-rsid="00158dca" style:font-size-asian="14pt" style:font-weight-asian="normal" style:font-size-complex="14pt" style:font-weight-complex="normal"/>
    </style:style>
    <style:style style:name="P72" style:family="paragraph" style:parent-style-name="Standard" style:list-style-name="L2">
      <loext:graphic-properties draw:fill="solid" draw:fill-color="#ffffff" draw:opacity="100%"/>
      <style:paragraph-properties fo:text-align="justify"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officeooo:rsid="0017142e" officeooo:paragraph-rsid="0017142e" style:font-size-asian="14pt" style:font-weight-asian="normal" style:font-size-complex="14pt" style:font-weight-complex="normal"/>
    </style:style>
    <style:style style:name="T1" style:family="text">
      <style:text-properties fo:color="#000000" fo:font-size="16pt" fo:font-weight="normal" style:font-size-asian="16pt" style:font-weight-asian="normal" style:font-size-complex="16pt" style:font-weight-complex="normal"/>
    </style:style>
    <style:style style:name="T2" style:family="text">
      <style:text-properties fo:color="#000000" fo:font-size="16pt" fo:font-weight="normal" officeooo:rsid="000e1c7f" style:font-size-asian="16pt" style:font-weight-asian="normal" style:font-size-complex="16pt" style:font-weight-complex="normal"/>
    </style:style>
    <style:style style:name="T3" style:family="text">
      <style:text-properties fo:color="#000000" fo:font-size="14pt" fo:font-weight="normal" officeooo:rsid="000e1c7f" style:font-size-asian="14pt" style:font-weight-asian="normal" style:font-size-complex="14pt" style:font-weight-complex="normal"/>
    </style:style>
    <style:style style:name="T4" style:family="text">
      <style:text-properties fo:color="#000000" fo:font-size="14pt" fo:font-weight="normal" officeooo:rsid="000f164b" style:font-size-asian="14pt" style:font-weight-asian="normal" style:font-size-complex="14pt" style:font-weight-complex="normal"/>
    </style:style>
    <style:style style:name="T5" style:family="text">
      <style:text-properties fo:color="#000000" style:font-name="Times New Roman" fo:font-size="14pt" fo:letter-spacing="normal" fo:font-style="normal" fo:font-weight="normal" style:font-size-asian="14pt" style:font-style-asian="normal" style:font-size-complex="14pt" style:font-style-complex="normal"/>
    </style:style>
    <style:style style:name="T6" style:family="text">
      <style:text-properties fo:color="#000000" style:font-name="Times New Roman" fo:font-size="14pt" fo:letter-spacing="normal" fo:language="en" fo:country="US" fo:font-style="italic" style:text-underline-style="none" fo:font-weight="bold" style:font-size-asian="14pt" style:font-style-asian="italic" style:font-weight-asian="bold" style:font-size-complex="14pt" style:font-style-complex="italic" style:font-weight-complex="bold"/>
    </style:style>
    <style:style style:name="T7" style:family="text">
      <style:text-properties fo:color="#000000"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bold" style:font-size-complex="14pt" style:font-style-complex="normal" style:font-weight-complex="bold"/>
    </style:style>
    <style:style style:name="T8" style:family="text">
      <style:text-properties fo:color="#000000"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style:font-name-asian="ArialMT" style:font-size-asian="14pt" style:font-weight-asian="bold" style:font-name-complex="ArialMT" style:font-size-complex="14pt" style:font-weight-complex="bold"/>
    </style:style>
    <style:style style:name="T12" style:family="text">
      <style:text-properties style:text-underline-style="solid" style:text-underline-width="auto" style:text-underline-color="font-color" fo:font-weight="bold" officeooo:rsid="00299fba" style:font-name-asian="ArialMT" style:font-size-asian="14pt" style:font-weight-asian="bold" style:font-name-complex="ArialMT" style:font-size-complex="14pt" style:font-weight-complex="bold"/>
    </style:style>
    <style:style style:name="T13" style:family="text">
      <style:text-properties fo:font-weight="bold" style:font-weight-asian="bold" style:font-weight-complex="bold"/>
    </style:style>
    <style:style style:name="T14" style:family="text">
      <style:text-properties fo:font-weight="bold" officeooo:rsid="003a3992" style:font-weight-asian="bold" style:font-weight-complex="bold"/>
    </style:style>
    <style:style style:name="T15" style:family="text">
      <style:text-properties fo:font-weight="bold" officeooo:rsid="004f6aa5" style:font-weight-asian="bold" style:font-weight-complex="bold"/>
    </style:style>
    <style:style style:name="T16" style:family="text">
      <style:text-properties fo:font-size="14pt" style:font-size-asian="14pt" style:font-size-complex="14pt"/>
    </style:style>
    <style:style style:name="T17"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18" style:family="text">
      <style:text-properties fo:font-variant="normal" fo:text-transform="none" fo:color="#000000" style:font-name="Times New Roman" fo:font-size="14pt" fo:letter-spacing="normal" fo:font-style="normal" style:text-underline-style="none" fo:font-weight="normal" officeooo:rsid="0018f277" style:font-size-asian="14pt" style:font-weight-asian="normal" style:font-size-complex="14pt" style:font-weight-complex="normal"/>
    </style:style>
    <style:style style:name="T19" style:family="text">
      <style:text-properties fo:font-variant="normal" fo:text-transform="none" fo:color="#000000" style:font-name="Times New Roman" fo:font-size="14pt" fo:letter-spacing="normal" fo:font-style="normal" style:text-underline-style="none" fo:font-weight="normal" officeooo:rsid="001a643a" style:font-size-asian="14pt" style:font-weight-asian="normal" style:font-size-complex="14pt" style:font-weight-complex="normal"/>
    </style:style>
    <style:style style:name="T20" style:family="text">
      <style:text-properties fo:font-variant="normal" fo:text-transform="none" fo:color="#000000" style:font-name="Times New Roman" fo:font-size="14pt" fo:letter-spacing="normal" fo:font-style="normal" style:text-underline-style="none" fo:font-weight="normal" officeooo:rsid="001bd8be" style:font-size-asian="14pt" style:font-weight-asian="normal" style:font-size-complex="14pt" style:font-weight-complex="normal"/>
    </style:style>
    <style:style style:name="T21" style:family="text">
      <style:text-properties fo:font-variant="normal" fo:text-transform="none" fo:color="#000000" style:font-name="Times New Roman" fo:font-size="14pt" fo:letter-spacing="normal" fo:font-style="normal" style:text-underline-style="none" fo:font-weight="normal" officeooo:rsid="001c8c31" style:font-size-asian="14pt" style:font-weight-asian="normal" style:font-size-complex="14pt" style:font-weight-complex="normal"/>
    </style:style>
    <style:style style:name="T22" style:family="text">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T23" style:family="text">
      <style:text-properties fo:font-variant="normal" fo:text-transform="none" fo:color="#000000" style:font-name="Times New Roman" fo:font-size="14pt" fo:letter-spacing="normal" fo:font-style="normal" style:text-underline-style="none" fo:font-weight="normal" officeooo:rsid="0033613d" style:font-size-asian="14pt" style:font-size-complex="14pt"/>
    </style:style>
    <style:style style:name="T24"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style:font-name="Times New Roman" fo:font-size="14pt" fo:letter-spacing="normal" fo:font-style="normal" style:text-underline-style="none" fo:font-weight="normal" officeooo:rsid="003696a3"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T27" style:family="text">
      <style:text-properties fo:font-variant="normal" fo:text-transform="none" fo:color="#000000" style:font-name="Times New Roman" fo:font-size="14pt" fo:letter-spacing="normal" fo:font-style="normal" style:text-underline-style="none" fo:font-weight="normal" style:font-name-asian="ArialMT" style:font-size-asian="14pt" style:font-style-asian="normal" style:font-weight-asian="normal" style:font-name-complex="ArialMT" style:font-size-complex="14pt" style:font-style-complex="normal" style:font-weight-complex="normal"/>
    </style:style>
    <style:style style:name="T28" style:family="text">
      <style:text-properties fo:font-variant="normal" fo:text-transform="none" fo:color="#000000" style:font-name="Times New Roman" fo:font-size="14pt" fo:letter-spacing="normal" fo:font-style="normal" style:text-underline-style="none" fo:font-weight="normal" officeooo:rsid="0037e529" style:font-name-asian="ArialMT" style:font-size-asian="14pt" style:font-style-asian="normal" style:font-weight-asian="normal" style:font-name-complex="ArialMT" style:font-size-complex="14pt" style:font-style-complex="normal" style:font-weight-complex="normal"/>
    </style:style>
    <style:style style:name="T29" style:family="text">
      <style:text-properties fo:font-variant="normal" fo:text-transform="none" fo:color="#000000" style:font-name="Times New Roman" fo:font-size="14pt" fo:letter-spacing="normal" fo:font-style="normal" style:text-underline-style="none" fo:font-weight="normal" officeooo:rsid="003fd719" style:font-name-asian="ArialMT" style:font-size-asian="14pt" style:font-style-asian="normal" style:font-weight-asian="normal" style:font-name-complex="ArialMT" style:font-size-complex="14pt" style:font-style-complex="normal" style:font-weight-complex="normal"/>
    </style:style>
    <style:style style:name="T30" style:family="text">
      <style:text-properties fo:font-variant="normal" fo:text-transform="none" fo:color="#000000" style:font-name="Times New Roman" fo:font-size="14pt" fo:letter-spacing="normal" fo:font-style="normal" style:text-underline-style="none" fo:font-weight="normal" officeooo:rsid="005280db" style:font-name-asian="ArialMT" style:font-size-asian="14pt" style:font-style-asian="normal" style:font-weight-asian="normal" style:font-name-complex="ArialMT" style:font-size-complex="14pt" style:font-style-complex="normal" style:font-weight-complex="normal"/>
    </style:style>
    <style:style style:name="T31" style:family="text">
      <style:text-properties fo:font-variant="normal" fo:text-transform="none" fo:color="#000000" style:font-name="Times New Roman" fo:font-size="14pt" fo:letter-spacing="normal" fo:font-style="normal" style:text-underline-style="none" fo:font-weight="bold" officeooo:rsid="00299fba" style:font-name-asian="ArialMT" style:font-size-asian="14pt" style:font-weight-asian="bold" style:font-name-complex="ArialMT" style:font-size-complex="14pt" style:font-weight-complex="bold"/>
    </style:style>
    <style:style style:name="T32" style:family="text">
      <style:text-properties fo:font-variant="normal" fo:text-transform="none" fo:color="#000000" style:font-name="Times New Roman" fo:font-size="14pt" fo:letter-spacing="normal" fo:font-style="normal" style:text-underline-style="none" fo:font-weight="bold" style:font-name-asian="ArialMT" style:font-size-asian="14pt" style:font-style-asian="normal" style:font-weight-asian="bold" style:font-name-complex="ArialMT" style:font-size-complex="14pt" style:font-style-complex="normal" style:font-weight-complex="bold"/>
    </style:style>
    <style:style style:name="T33" style:family="text">
      <style:text-properties fo:font-variant="normal" fo:text-transform="none" fo:color="#000000" style:font-name="Times New Roman" fo:font-size="14pt" fo:letter-spacing="normal" fo:font-style="normal" style:text-underline-style="none" fo:font-weight="bold" officeooo:rsid="0034b34d" style:font-name-asian="ArialMT" style:font-size-asian="14pt" style:font-style-asian="normal" style:font-weight-asian="bold" style:font-name-complex="ArialMT" style:font-size-complex="14pt" style:font-style-complex="normal" style:font-weight-complex="bold"/>
    </style:style>
    <style:style style:name="T34" style:family="text">
      <style:text-properties fo:font-variant="normal" fo:text-transform="none" fo:color="#000000" style:font-name="Times New Roman" fo:font-size="14pt" fo:letter-spacing="normal" fo:font-style="normal" style:text-underline-style="none" fo:font-weight="bold" officeooo:rsid="003696a3" style:font-name-asian="ArialMT" style:font-size-asian="14pt" style:font-style-asian="normal" style:font-weight-asian="bold" style:font-name-complex="ArialMT" style:font-size-complex="14pt" style:font-style-complex="normal" style:font-weight-complex="bold"/>
    </style:style>
    <style:style style:name="T35" style:family="text">
      <style:text-properties fo:font-variant="normal" fo:text-transform="none" fo:color="#000000" style:font-name="Times New Roman" fo:font-size="14pt" fo:letter-spacing="normal" fo:font-style="normal" style:text-underline-style="none" fo:font-weight="bold" officeooo:rsid="0037e529" style:font-name-asian="ArialMT" style:font-size-asian="14pt" style:font-style-asian="normal" style:font-weight-asian="bold" style:font-name-complex="ArialMT" style:font-size-complex="14pt" style:font-style-complex="normal" style:font-weight-complex="bold"/>
    </style:style>
    <style:style style:name="T36" style:family="text">
      <style:text-properties fo:font-variant="normal" fo:text-transform="none" fo:color="#000000" style:font-name="Times New Roman" fo:font-size="14pt" fo:letter-spacing="normal" fo:font-style="normal" style:text-underline-style="none" fo:font-weight="bold" officeooo:rsid="003efd8c" style:font-name-asian="ArialMT" style:font-size-asian="14pt" style:font-style-asian="normal" style:font-weight-asian="bold" style:font-name-complex="ArialMT" style:font-size-complex="14pt" style:font-style-complex="normal" style:font-weight-complex="bold"/>
    </style:style>
    <style:style style:name="T37" style:family="text">
      <style:text-properties fo:font-variant="normal" fo:text-transform="none" fo:color="#000000" style:font-name="Times New Roman" fo:font-size="14pt" fo:letter-spacing="normal" fo:font-style="normal" style:text-underline-style="none" fo:font-weight="bold" officeooo:rsid="005280db" style:font-name-asian="ArialMT" style:font-size-asian="14pt" style:font-style-asian="normal" style:font-weight-asian="bold" style:font-name-complex="ArialMT" style:font-size-complex="14pt" style:font-style-complex="normal" style:font-weight-complex="bold"/>
    </style:style>
    <style:style style:name="T38" style:family="text">
      <style:text-properties fo:font-variant="normal" fo:text-transform="none" fo:color="#000000"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9" style:family="text">
      <style:text-properties fo:font-variant="normal" fo:text-transform="none" fo:color="#000000" style:font-name="Times New Roman" fo:font-size="14pt" fo:letter-spacing="normal" fo:font-style="normal" style:text-underline-style="none" fo:font-weight="bold" officeooo:rsid="003696a3"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41" style:family="text">
      <style:text-properties fo:font-variant="normal" fo:text-transform="none" fo:color="#000000" style:font-name="Times New Roman" fo:font-size="14pt" fo:letter-spacing="normal" fo:font-style="normal" fo:font-weight="normal" officeooo:rsid="0034b34d" style:font-size-asian="14pt" style:font-style-asian="normal" style:font-weight-asian="bold" style:font-size-complex="14pt" style:font-style-complex="normal" style:font-weight-complex="bold"/>
    </style:style>
    <style:style style:name="T42" style:family="text">
      <style:text-properties fo:font-variant="normal" fo:text-transform="none" fo:color="#000000"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4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tyle-asian="normal" style:font-weight-asian="bold" style:font-size-complex="14pt" style:font-style-complex="normal" style:font-weight-complex="bold"/>
    </style:style>
    <style:style style:name="T4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text-line-through-style="none" style:text-line-through-type="none" style:font-name="Times New Roman" fo:font-size="14pt" fo:letter-spacing="normal" fo:font-style="normal" style:text-underline-style="none" fo:font-weight="bold" style:text-blinking="false" fo:background-color="#ffffff" loext:char-shading-value="0" style:font-size-asian="14pt" style:font-style-asian="normal" style:font-weight-asian="bold" style:font-size-complex="14pt" style:font-style-complex="normal" style:font-weight-complex="bold"/>
    </style:style>
    <style:style style:name="T48" style:family="text">
      <style:text-properties fo:font-variant="normal" fo:text-transform="none" fo:color="#222222" style:font-name="Times New Roman" fo:font-size="14pt" fo:letter-spacing="normal" fo:font-style="normal" fo:font-weight="normal" style:font-size-asian="14pt" style:font-size-complex="14pt"/>
    </style:style>
    <style:style style:name="T49" style:family="text">
      <style:text-properties fo:font-variant="normal" fo:text-transform="none" fo:color="#222222" style:font-name="Times New Roman" fo:font-size="14pt" fo:letter-spacing="normal" fo:font-style="normal" fo:font-weight="normal" officeooo:rsid="002e90c9" style:font-size-asian="14pt" style:font-size-complex="14pt"/>
    </style:style>
    <style:style style:name="T50" style:family="text">
      <style:text-properties fo:font-variant="normal" fo:text-transform="none" fo:color="#222222" style:font-name="Times New Roman" fo:font-size="14pt" fo:letter-spacing="normal" fo:font-style="normal" fo:font-weight="normal" officeooo:rsid="0033613d" style:font-size-asian="14pt" style:font-size-complex="14pt"/>
    </style:style>
    <style:style style:name="T51" style:family="text">
      <style:text-properties fo:font-variant="normal" fo:text-transform="none" fo:color="#222222"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T52" style:family="text">
      <style:text-properties fo:font-variant="normal" fo:text-transform="none" fo:color="#222222" style:font-name="Times New Roman" fo:font-size="14pt" fo:letter-spacing="normal" fo:font-style="normal" style:text-underline-style="none" fo:font-weight="normal" officeooo:rsid="002dc2e9" style:font-name-asian="ArialMT" style:font-size-asian="14pt" style:font-weight-asian="normal" style:font-name-complex="ArialMT" style:font-size-complex="14pt" style:font-weight-complex="normal"/>
    </style:style>
    <style:style style:name="T53" style:family="text">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4" style:family="text">
      <style:text-properties fo:font-variant="normal" fo:text-transform="none" fo:color="#222222" style:font-name="Times New Roman" fo:font-size="14pt" fo:letter-spacing="normal" fo:font-style="normal" style:text-underline-style="none" fo:font-weight="normal" officeooo:rsid="005280db" style:font-size-asian="14pt" style:font-style-asian="normal" style:font-weight-asian="normal" style:font-size-complex="14pt" style:font-style-complex="normal" style:font-weight-complex="normal"/>
    </style:style>
    <style:style style:name="T55" style:family="text">
      <style:text-properties fo:font-variant="normal" fo:text-transform="none" fo:color="#222222" style:font-name="Times New Roman" fo:font-size="14pt" fo:letter-spacing="normal" fo:font-style="normal" style:text-underline-style="none" fo:font-weight="normal" officeooo:rsid="0052f37f" style:font-size-asian="14pt" style:font-style-asian="normal" style:font-weight-asian="normal" style:font-size-complex="14pt" style:font-style-complex="normal" style:font-weight-complex="normal"/>
    </style:style>
    <style:style style:name="T56" style:family="text">
      <style:text-properties fo:font-variant="normal" fo:text-transform="none" fo:color="#222222" style:font-name="Times New Roman" fo:font-size="14pt" fo:letter-spacing="normal" fo:language="en" fo:country="US" fo:font-style="normal" style:text-underline-style="none" fo:font-weight="bold" style:font-name-asian="ArialMT" style:font-size-asian="14pt" style:font-weight-asian="normal" style:font-name-complex="ArialMT" style:font-size-complex="14pt" style:font-weight-complex="normal"/>
    </style:style>
    <style:style style:name="T57" style:family="text">
      <style:text-properties fo:font-variant="normal" fo:text-transform="none" fo:color="#222222" style:font-name="Times New Roman" fo:font-size="14pt" fo:letter-spacing="normal" fo:language="en" fo:country="US" fo:font-style="normal" style:text-underline-style="none" fo:font-weight="bold" officeooo:rsid="003fd719" style:font-name-asian="ArialMT" style:font-size-asian="14pt" style:font-weight-asian="normal" style:font-name-complex="ArialMT" style:font-size-complex="14pt" style:font-weight-complex="normal"/>
    </style:style>
    <style:style style:name="T58" style:family="text">
      <style:text-properties fo:font-variant="normal" fo:text-transform="none" fo:color="#222222" style:font-name="Times New Roman" fo:font-size="14pt" fo:letter-spacing="normal" fo:language="en" fo:country="US" fo:font-style="normal" style:text-underline-style="none" fo:font-weight="bold" officeooo:rsid="0033613d" style:font-name-asian="ArialMT" style:font-size-asian="14pt" style:font-weight-asian="bold" style:font-name-complex="ArialMT" style:font-size-complex="14pt" style:font-weight-complex="bold"/>
    </style:style>
    <style:style style:name="T59" style:family="text">
      <style:text-properties fo:font-variant="normal" fo:text-transform="none" fo:color="#222222" style:font-name="Times New Roman" fo:font-size="14pt" fo:letter-spacing="normal" fo:language="en" fo:country="US" fo:font-style="normal" style:text-underline-style="none" fo:font-weight="normal" style:font-name-asian="ArialMT" style:font-size-asian="14pt" style:font-weight-asian="normal" style:font-name-complex="ArialMT" style:font-size-complex="14pt" style:font-weight-complex="normal"/>
    </style:style>
    <style:style style:name="T60" style:family="text">
      <style:text-properties fo:font-variant="normal" fo:text-transform="none" fo:color="#222222" style:font-name="Times New Roman" fo:font-size="14pt" fo:letter-spacing="normal" fo:language="en" fo:country="US" fo:font-style="normal" style:text-underline-style="none" fo:font-weight="normal" officeooo:rsid="0033613d" style:font-name-asian="ArialMT" style:font-size-asian="14pt" style:font-weight-asian="normal" style:font-name-complex="ArialMT" style:font-size-complex="14pt" style:font-weight-complex="normal"/>
    </style:style>
    <style:style style:name="T61" style:family="text">
      <style:text-properties fo:letter-spacing="normal"/>
    </style:style>
    <style:style style:name="T62" style:family="text">
      <style:text-properties fo:font-style="italic" style:font-style-asian="italic" style:font-style-complex="italic"/>
    </style:style>
    <style:style style:name="T63" style:family="text">
      <style:text-properties fo:font-style="italic" officeooo:rsid="00158dca" style:font-style-asian="italic" style:font-style-complex="italic"/>
    </style:style>
    <style:style style:name="T64" style:family="text">
      <style:text-properties fo:font-style="italic" fo:font-weight="bold" officeooo:rsid="00507c8c" style:font-style-asian="italic" style:font-weight-asian="bold" style:font-style-complex="italic" style:font-weight-complex="bold"/>
    </style:style>
    <style:style style:name="T65" style:family="text">
      <style:text-properties fo:font-size="16pt" style:font-size-asian="16pt" style:font-size-complex="16pt"/>
    </style:style>
    <style:style style:name="T66" style:family="text">
      <style:text-properties officeooo:rsid="000f164b"/>
    </style:style>
    <style:style style:name="T67" style:family="text">
      <style:text-properties officeooo:rsid="000ffc2a"/>
    </style:style>
    <style:style style:name="T68" style:family="text">
      <style:text-properties style:font-name="Times New Roman" fo:font-size="12pt" officeooo:rsid="001267f0" style:font-size-asian="12pt" style:font-size-complex="12pt"/>
    </style:style>
    <style:style style:name="T69" style:family="text">
      <style:text-properties officeooo:rsid="00158dca"/>
    </style:style>
    <style:style style:name="T70" style:family="text">
      <style:text-properties officeooo:rsid="0017a728"/>
    </style:style>
    <style:style style:name="T71" style:family="text">
      <style:text-properties officeooo:rsid="0018a520"/>
    </style:style>
    <style:style style:name="T72" style:family="text">
      <style:text-properties officeooo:rsid="001d0bbf"/>
    </style:style>
    <style:style style:name="T73" style:family="text">
      <style:text-properties officeooo:rsid="001dfa48"/>
    </style:style>
    <style:style style:name="T74" style:family="text">
      <style:text-properties officeooo:rsid="001ef3da"/>
    </style:style>
    <style:style style:name="T75" style:family="text">
      <style:text-properties officeooo:rsid="00204df0"/>
    </style:style>
    <style:style style:name="T76" style:family="text">
      <style:text-properties officeooo:rsid="002174f3"/>
    </style:style>
    <style:style style:name="T77" style:family="text">
      <style:text-properties officeooo:rsid="002227b1"/>
    </style:style>
    <style:style style:name="T78" style:family="text">
      <style:text-properties officeooo:rsid="0022fc85"/>
    </style:style>
    <style:style style:name="T79" style:family="text">
      <style:text-properties officeooo:rsid="0023421c"/>
    </style:style>
    <style:style style:name="T80" style:family="text">
      <style:text-properties officeooo:rsid="00252c20"/>
    </style:style>
    <style:style style:name="T81" style:family="text">
      <style:text-properties officeooo:rsid="00258f35"/>
    </style:style>
    <style:style style:name="T82" style:family="text">
      <style:text-properties officeooo:rsid="0025e38a"/>
    </style:style>
    <style:style style:name="T83" style:family="text">
      <style:text-properties officeooo:rsid="00265888"/>
    </style:style>
    <style:style style:name="T84" style:family="text">
      <style:text-properties officeooo:rsid="00266363"/>
    </style:style>
    <style:style style:name="T85" style:family="text">
      <style:text-properties officeooo:rsid="00282f5e"/>
    </style:style>
    <style:style style:name="T86" style:family="text">
      <style:text-properties officeooo:rsid="00299fba"/>
    </style:style>
    <style:style style:name="T87" style:family="text">
      <style:text-properties officeooo:rsid="002bf054"/>
    </style:style>
    <style:style style:name="T88" style:family="text">
      <style:text-properties officeooo:rsid="0034b34d"/>
    </style:style>
    <style:style style:name="T89" style:family="text">
      <style:text-properties officeooo:rsid="00380683"/>
    </style:style>
    <style:style style:name="T90" style:family="text">
      <style:text-properties officeooo:rsid="0039055e"/>
    </style:style>
    <style:style style:name="T91" style:family="text">
      <style:text-properties officeooo:rsid="003a3992"/>
    </style:style>
    <style:style style:name="T92" style:family="text">
      <style:text-properties officeooo:rsid="003bc376"/>
    </style:style>
    <style:style style:name="T93" style:family="text">
      <style:text-properties officeooo:rsid="003d6e29"/>
    </style:style>
    <style:style style:name="T94" style:family="text">
      <style:text-properties officeooo:rsid="00449ce9"/>
    </style:style>
    <style:style style:name="T95" style:family="text">
      <style:text-properties officeooo:rsid="0045df39"/>
    </style:style>
    <style:style style:name="T96" style:family="text">
      <style:text-properties fo:color="#111111" officeooo:rsid="002a830e" fo:background-color="#ffffff" loext:char-shading-value="0" style:font-name-complex="Calibri"/>
    </style:style>
    <style:style style:name="T97" style:family="text">
      <style:text-properties fo:color="#111111" officeooo:rsid="002fe628" fo:background-color="#ffffff" loext:char-shading-value="0" style:font-name-complex="Calibri"/>
    </style:style>
    <style:style style:name="T98" style:family="text">
      <style:text-properties officeooo:rsid="002fe628" fo:background-color="#ffffff" loext:char-shading-value="0" style:font-name-complex="Calibri"/>
    </style:style>
    <style:style style:name="T99" style:family="text">
      <style:text-properties officeooo:rsid="002fa510" fo:background-color="#ffffff" loext:char-shading-value="0" style:font-name-complex="Calibri"/>
    </style:style>
    <style:style style:name="T100" style:family="text">
      <style:text-properties officeooo:rsid="0052194f" fo:background-color="#ffffff" loext:char-shading-value="0" style:font-name-complex="Calibri"/>
    </style:style>
    <style:style style:name="T101" style:family="text">
      <style:text-properties fo:color="#222222" style:font-name="Times New Roman" style:font-size-asian="14pt" style:font-size-complex="14pt"/>
    </style:style>
    <style:style style:name="T102" style:family="text">
      <style:text-properties fo:color="#222222" style:font-name="Times New Roman" officeooo:rsid="0053fb3c" style:font-size-asian="14pt" style:font-size-complex="14pt"/>
    </style:style>
    <style:style style:name="T103" style:family="text">
      <style:text-properties fo:color="#222222" style:font-name="Times New Roman" officeooo:rsid="0055d536" style:font-size-asian="14pt" style:font-size-complex="14pt"/>
    </style:style>
    <style:style style:name="T104" style:family="text">
      <style:text-properties style:text-underline-style="none" style:font-name-asian="ArialMT" style:font-size-asian="14pt" style:font-weight-asian="normal" style:font-name-complex="ArialMT" style:font-size-complex="14pt" style:font-weight-complex="normal"/>
    </style:style>
    <style:style style:name="T105" style:family="text">
      <style:text-properties style:text-underline-style="none" officeooo:rsid="00299fba" style:font-name-asian="ArialMT" style:font-size-asian="14pt" style:font-weight-asian="normal" style:font-name-complex="ArialMT" style:font-size-complex="14pt" style:font-weight-complex="normal"/>
    </style:style>
    <style:style style:name="T106" style:family="text">
      <style:text-properties officeooo:rsid="0043ad8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____________________________________________________________</text:p>
      <text:p text:style-name="P2"/>
      <text:p text:style-name="P4">Application Java</text:p>
      <text:p text:style-name="P5">PPE4 <text:span text:style-name="T67">Le Bon Koinkoin</text:span></text:p>
      <text:p text:style-name="P2">____________________________________________________________</text:p>
      <text:p text:style-name="P1"/>
      <text:p text:style-name="P1"/>
      <text:p text:style-name="P1"/>
      <text:p text:style-name="P7">CAHIER DES CHARGES</text:p>
      <text:p text:style-name="P6"/>
      <text:p text:style-name="P6"/>
      <text:p text:style-name="P51"><text:s text:c="2"/><text:span text:style-name="T13">Informations sur le projet</text:span></text:p>
      <text:p text:style-name="P3"/>
      <text:p text:style-name="P31"><text:span text:style-name="T1"><text:s text:c="8"/>GROUPE : - </text:span><text:span text:style-name="T4">ASSOUALE Yassine</text:span></text:p>
      <text:p text:style-name="P31"><text:span text:style-name="T2"><text:tab/><text:tab/><text:tab/> - </text:span><text:span text:style-name="T3">DROUIN Nicolas</text:span></text:p>
      <text:p text:style-name="P26"><text:s text:c="31"/><text:span text:style-name="T65">-</text:span> GRAILLE Jonathan</text:p>
      <text:p text:style-name="P25"><text:s text:c="31"/><text:span text:style-name="T65">-</text:span> <text:span text:style-name="T66">MAHMOUDI Ramzi</text:span></text:p>
      <text:p text:style-name="P22">-----------------------------------------------------------------------------------------</text:p>
      <text:p text:style-name="P27"><text:s text:c="10"/>Nom du projet : <text:s text:c="39"/><text:span text:style-name="T67">Le Bon Koinkoin</text:span></text:p>
      <text:p text:style-name="P22">-----------------------------------------------------------------------------------------</text:p>
      <text:p text:style-name="P23"><text:s text:c="10"/>Type de document : <text:s text:c="33"/>Cahier des charges</text:p>
      <text:p text:style-name="P22">-----------------------------------------------------------------------------------------</text:p>
      <text:p text:style-name="P28"><text:tab/><text:span text:style-name="T16">Version : <text:s text:c="50"/>1.0</text:span></text:p>
      <text:p text:style-name="P22">-----------------------------------------------------------------------------------------</text:p>
      <text:p text:style-name="P24"><text:tab/>Statut du document : <text:s text:c="31"/>Livré</text:p>
      <text:p text:style-name="P6"/>
      <text:p text:style-name="P51"><text:s text:c="2"/><text:span text:style-name="T13">Caractéristiques sur le groupe</text:span></text:p>
      <text:p text:style-name="P18"/>
      <table:table table:name="Tableau9" table:style-name="Tableau9">
        <table:table-column table:style-name="Tableau9.A" table:number-columns-repeated="3"/>
        <table:table-row>
          <table:table-cell table:style-name="Tableau9.A1" office:value-type="string">
            <text:p text:style-name="P47">NOM</text:p>
          </table:table-cell>
          <table:table-cell table:style-name="Tableau9.A1" office:value-type="string">
            <text:p text:style-name="P20">MAIL</text:p>
          </table:table-cell>
          <table:table-cell table:style-name="Tableau9.C1" office:value-type="string">
            <text:p text:style-name="P20">RÔLE</text:p>
          </table:table-cell>
        </table:table-row>
        <table:table-row>
          <table:table-cell table:style-name="Tableau9.A2" office:value-type="string">
            <text:p text:style-name="P47">ASSOUALE Yassine</text:p>
          </table:table-cell>
          <table:table-cell table:style-name="Tableau9.A2" office:value-type="string">
            <text:p text:style-name="P49"><text:a xlink:type="simple" xlink:href="mailto:yassine03061983@gmail.com" text:style-name="Internet_20_link" text:visited-style-name="Visited_20_Internet_20_Link"><text:span text:style-name="T68">yassine03061983@gmail.com</text:span></text:a></text:p>
          </table:table-cell>
          <table:table-cell table:style-name="Tableau9.C2" office:value-type="string">
            <text:p text:style-name="P47">Front-End</text:p>
          </table:table-cell>
        </table:table-row>
        <table:table-row>
          <table:table-cell table:style-name="Tableau9.A2" office:value-type="string">
            <text:p text:style-name="P47">DROUIN Nicolas</text:p>
          </table:table-cell>
          <table:table-cell table:style-name="Tableau9.A2" office:value-type="string">
            <text:p text:style-name="P47"><text:a xlink:type="simple" xlink:href="mailto:nico100du06@gmail.com" text:style-name="Internet_20_link" text:visited-style-name="Visited_20_Internet_20_Link">nico100du06@gmail.com</text:a></text:p>
          </table:table-cell>
          <table:table-cell table:style-name="Tableau9.C2" office:value-type="string">
            <text:p text:style-name="P47">Front-End, Back-End</text:p>
          </table:table-cell>
        </table:table-row>
        <table:table-row>
          <table:table-cell table:style-name="Tableau9.A2" office:value-type="string">
            <text:p text:style-name="P47">GRAILLE Jonathan</text:p>
          </table:table-cell>
          <table:table-cell table:style-name="Tableau9.A2" office:value-type="string">
            <text:p text:style-name="P47"><text:a xlink:type="simple" xlink:href="mailto:jonathan.graille@gmail.com" text:style-name="Internet_20_link" text:visited-style-name="Visited_20_Internet_20_Link">jonathan.graille@gmail.com</text:a></text:p>
          </table:table-cell>
          <table:table-cell table:style-name="Tableau9.C2" office:value-type="string">
            <text:p text:style-name="P47">Front-End, Back-End</text:p>
          </table:table-cell>
        </table:table-row>
        <table:table-row>
          <table:table-cell table:style-name="Tableau9.A2" office:value-type="string">
            <text:p text:style-name="P47">MAHMOUDI Ramzi</text:p>
          </table:table-cell>
          <table:table-cell table:style-name="Tableau9.A2" office:value-type="string">
            <text:p text:style-name="P48"><text:a xlink:type="simple" xlink:href="mailto:mahmoudi.ramzy@gmail.com" text:style-name="Internet_20_link" text:visited-style-name="Visited_20_Internet_20_Link">mahmoudi.ramzy@gmail.com</text:a></text:p>
          </table:table-cell>
          <table:table-cell table:style-name="Tableau9.C2" office:value-type="string">
            <text:p text:style-name="P47">Front-End, Back-End</text:p>
          </table:table-cell>
        </table:table-row>
      </table:table>
      <text:p text:style-name="P18"/>
      <text:p text:style-name="P50">I – Présentation du contexte et définition des attentes</text:p>
      <text:p text:style-name="P36"/>
      <text:p text:style-name="P36"><text:tab/><text:span text:style-name="T71">Dans le cadre de notre formation en BTS SIO, nous sommes chargés de réaliser une application en Java permettant l’ajout et la recherche d’annonce.</text:span></text:p>
      <text:p text:style-name="P52"><text:span text:style-name="T96">Cette situation professionnelle est simulée : </text:span><text:span text:style-name="T97">d</text:span><text:span text:style-name="T98">e nos jours, beaucoup de personnes cherchent à revendre leurs biens dans le but de leur donner une seconde vie</text:span><text:span text:style-name="T99">. </text:span><text:span text:style-name="T98">Vous travaillez pour une entreprise de développement informatique. Il vous </text:span><text:span text:style-name="T100">est</text:span><text:span text:style-name="T98"> demandé de développer pour un client une application JAVA permettant la consultation et l’ajout d’annonces entre particuliers.</text:span></text:p>
      <text:p text:style-name="P34"><text:tab/><text:span text:style-name="T70">L’application Java « Le Bon Koinkoin » est un logiciel de recherche d’annonce</text:span></text:p>
      <text:p text:style-name="P35"><text:span text:style-name="T70">s’apparentant au site </text:span><text:a xlink:type="simple" xlink:href="http://www.leboncoin.fr/" text:style-name="Internet_20_link" text:visited-style-name="Visited_20_Internet_20_Link"><text:span text:style-name="T70">www.leboncoin.fr</text:span></text:a><text:span text:style-name="T70">. L’utilisateur pourra consulter les annonces et en ajouter une fois que celui-ci se sera inscrit puis connecté.</text:span></text:p>
      <text:p text:style-name="P38"><text:span text:style-name="T17"><text:tab/>Par mesure de sécurité, plusieurs administrateurs gèrent l’</text:span><text:span text:style-name="T21">application</text:span><text:span text:style-name="T17"> et se réservent tout droit de modification voire </text:span><text:span text:style-name="T18">de </text:span><text:span text:style-name="T17">suppression de profils </text:span><text:span text:style-name="T19">ou d’annonces</text:span><text:span text:style-name="T17"> qui porteraient atteinte à l'image de notre </text:span><text:span text:style-name="T18">application</text:span><text:span text:style-name="T17"> et à nos </text:span><text:span text:style-name="T20">utilisateurs</text:span><text:span text:style-name="T17"> ainsi qu'aux règles de confidentialité conformément à la l</text:span><text:span text:style-name="T5">oi n° 78-17 du 6 janvier 1978 relative à l'informatique, aux fichiers et aux libertés</text:span><text:span text:style-name="T61"> consultable ici : </text:span><text:a xlink:type="simple" xlink:href="https://www.cnil.fr/fr/loi-78-17-du-6-janvier-1978-modifiee#Article1" text:style-name="Internet_20_link" text:visited-style-name="Visited_20_Internet_20_Link"><text:span text:style-name="T61">https://www.cnil.fr/fr/loi-78-17-du-6-janvier-1978-modifiee#Article1</text:span></text:a></text:p>
      <text:p text:style-name="P39"/>
      <text:p text:style-name="P32"/>
      <text:p text:style-name="P29">II – Fonctionnalités</text:p>
      <text:p text:style-name="P33"/>
      <text:p text:style-name="P33"><text:tab/><text:span text:style-name="T62">Utilisateur non connecté :</text:span></text:p>
      <text:list xml:id="list8279292923693257859" text:style-name="L1">
        <text:list-item>
          <text:list>
            <text:list-item>
              <text:p text:style-name="P67">Consulter les <text:span text:style-name="T69">annonces</text:span>.</text:p>
            </text:list-item>
            <text:list-item>
              <text:p text:style-name="P68">S’inscrire.</text:p>
            </text:list-item>
            <text:list-item>
              <text:p text:style-name="P68">Se connecter.</text:p>
              <text:p text:style-name="P67"/>
            </text:list-item>
          </text:list>
        </text:list-item>
      </text:list>
      <text:p text:style-name="P33"><text:tab/><text:span text:style-name="T62">Compte </text:span><text:span text:style-name="T63">connecté</text:span><text:span text:style-name="T62"> :</text:span></text:p>
      <text:list xml:id="list8850812068310650098" text:style-name="L2">
        <text:list-item>
          <text:list>
            <text:list-item>
              <text:p text:style-name="P69"><text:span text:style-name="T69">Consulter les annonces</text:span>.</text:p>
            </text:list-item>
            <text:list-item>
              <text:p text:style-name="P71">Ajouter une annonce.</text:p>
            </text:list-item>
            <text:list-item>
              <text:p text:style-name="P70"><text:bookmark-start text:name="__DdeLink__1135_1221986959"/><text:span text:style-name="T69">Modifier une annonce ajoutée précédemment</text:span>.<text:bookmark-end text:name="__DdeLink__1135_1221986959"/></text:p>
            </text:list-item>
            <text:list-item>
              <text:p text:style-name="P72">Supprimer une annonce ajoutée précédemment.</text:p>
            </text:list-item>
            <text:list-item>
              <text:p text:style-name="P71">Modifier son profil (nom, prénom, téléphone, mot de passe).</text:p>
            </text:list-item>
            <text:list-item>
              <text:p text:style-name="P72">Se déconnecter.</text:p>
            </text:list-item>
          </text:list>
        </text:list-item>
      </text:list>
      <text:p text:style-name="P34"/>
      <text:p text:style-name="P34"/>
      <text:p text:style-name="P34"/>
      <text:p text:style-name="P34"/>
      <text:p text:style-name="P34"/>
      <text:p text:style-name="P34"/>
      <text:p text:style-name="P34"/>
      <text:p text:style-name="P34"/>
      <text:p text:style-name="P34"/>
      <text:p text:style-name="P29"><text:soft-page-break/>III – Règles de contrôles des données</text:p>
      <text:p text:style-name="P33"/>
      <text:p text:style-name="P37"><text:tab/>Pour que les données soient correctes, <text:span text:style-name="T72">nous allons vérifier par des tests unitaires les saisies utilisateurs</text:span>.</text:p>
      <text:p text:style-name="P37"/>
      <text:p text:style-name="P8"><text:tab/><text:span text:style-name="T9">Voici quelques règles de contrôle à effectuer :</text:span></text:p>
      <text:p text:style-name="P8"><text:tab/>1 - Un compte est rattaché à une et une seule personne.</text:p>
      <text:p text:style-name="P8"><text:tab/>2 - Unicité des <text:span text:style-name="T73">adresses mails </text:span>(identifiant unique) <text:span text:style-name="T73">de chaque utilisateur</text:span>.</text:p>
      <text:p text:style-name="P8"><text:tab/>3 - Tous les nouveaux mots de passe doivent être cryptés.</text:p>
      <text:p text:style-name="P8"><text:tab/>4 - L’adresse électronique doit être enregistrée en minuscule et sans caractère <text:tab/> <text:s text:c="4"/>accentué. Seuls le tiret et le point sont autorisés ainsi que le domaine <text:tab/> <text:s text:c="3"/><text:tab/> <text:s text:c="4"/>associé.</text:p>
      <text:p text:style-name="P8"><text:tab/>5 - Le nom d’utilisateur ne doit pas contenir de caractère spécial ni de chiffre. </text:p>
      <text:p text:style-name="P8"><text:tab/>6 - Le mot de passe est choisi lors de l'inscription.</text:p>
      <text:p text:style-name="P9"><text:tab/></text:p>
      <text:p text:style-name="P9"><text:tab/>Exemple d'inscription freelance :</text:p>
      <text:p text:style-name="P8"><text:tab/><text:tab/>Nom :</text:p>
      <text:p text:style-name="P8"><text:tab/><text:tab/><text:tab/>Doe</text:p>
      <text:p text:style-name="P8"><text:tab/><text:tab/>Prénom : </text:p>
      <text:p text:style-name="P8"><text:tab/><text:tab/><text:tab/>John</text:p>
      <text:p text:style-name="P8"><text:tab/><text:tab/>Email :</text:p>
      <text:p text:style-name="P8"><text:tab/><text:tab/><text:tab/>&lt;saisie-valide&gt;@&lt;domaine&gt; → <text:a xlink:type="simple" xlink:href="mailto:john.doe@mail.com" text:style-name="Internet_20_link" text:visited-style-name="Visited_20_Internet_20_Link">john.doe@mail.com</text:a></text:p>
      <text:p text:style-name="P8"><text:tab/><text:tab/>Password :</text:p>
      <text:p text:style-name="P8"><text:tab/><text:tab/><text:tab/>motdepasse → sera crypté.</text:p>
      <text:p text:style-name="P8"/>
      <text:p text:style-name="P32"/>
      <text:p text:style-name="P30">IV – Règles de sécurité</text:p>
      <text:p text:style-name="P21"/>
      <text:p text:style-name="P10"><text:bookmark-start text:name="__DdeLink__1140_1221986959"/><text:tab/>Les mots de passe des utilisateurs seront cryptés puis stockés dans la base de données, seul l'utilisateur donc connaîtra son mot de passe.</text:p>
      <text:p text:style-name="P10"><text:tab/>Pour ce faire, nous avons décidé d’utiliser le salage du mot de passe, avant de le crypter pour éviter tout risque de brute force dessus, ce qui augmentera sa sécurité. Tout domaine touchant aux mots de passe inclut un ensemble de confidentialité, notamment les données à caractère personnel. De ce fait, la base de données doit être déclarée à la Commission Nationale de l’informatique et des Libertés (CNIL).</text:p>
      <text:p text:style-name="P10"><text:tab/>Le profil de chaque utilisateur reste modifiable une fois connecté, ainsi le mot de passe peut être changé, mais il faudra d'abord renseigner l'ancien mot de passe.<text:bookmark-end text:name="__DdeLink__1140_1221986959"/></text:p>
      <text:p text:style-name="P8"/>
      <text:p text:style-name="P8"/>
      <text:p text:style-name="P8"/>
      <text:p text:style-name="P8"/>
      <text:p text:style-name="P8"/>
      <text:p text:style-name="P11"/>
      <text:p text:style-name="P32"/>
      <text:p text:style-name="P32"/>
      <text:p text:style-name="P32"/>
      <text:p text:style-name="P30"><text:soft-page-break/>V – Fonctionnalités d<text:span text:style-name="T74">e l’application</text:span></text:p>
      <text:p text:style-name="P11"/>
      <table:table table:name="Tableau2" table:style-name="Tableau2">
        <table:table-column table:style-name="Tableau2.A"/>
        <table:table-row>
          <table:table-cell table:style-name="Tableau2.A1" office:value-type="string">
            <text:p text:style-name="P41">Première Fonctionnalité : <text:span text:style-name="T75">Rechercher des annonces</text:span></text:p>
          </table:table-cell>
        </table:table-row>
      </table:table>
      <text:p text:style-name="P11"/>
      <table:table table:name="Tableau1" table:style-name="Tableau1">
        <table:table-column table:style-name="Tableau1.A"/>
        <table:table-column table:style-name="Tableau1.B"/>
        <table:table-row>
          <table:table-cell table:style-name="Tableau1.A1" office:value-type="string">
            <text:p text:style-name="P40">Fonctionnement</text:p>
            <text:p text:style-name="P40"/>
            <text:p text:style-name="P40"/>
          </table:table-cell>
          <table:table-cell table:style-name="Tableau1.B1" office:value-type="string">
            <text:p text:style-name="P40">Permets de faire une recherche sur l’<text:span text:style-name="T75">application des annonces </text:span>en ligne <text:span text:style-name="T77">triés par région, département,, catégorie, sous catégorie</text:span>.</text:p>
          </table:table-cell>
        </table:table-row>
        <table:table-row>
          <table:table-cell table:style-name="Tableau1.A4" office:value-type="string">
            <text:p text:style-name="P40">Description</text:p>
            <text:p text:style-name="P40"/>
            <text:p text:style-name="P40"/>
          </table:table-cell>
          <table:table-cell table:style-name="Tableau1.B4" office:value-type="string">
            <text:p text:style-name="P40">Affiche en fonction des filtres choisit par l'utilisateur les <text:span text:style-name="T75">annonces </text:span>correspondant à sa recherche.</text:p>
          </table:table-cell>
        </table:table-row>
        <table:table-row>
          <table:table-cell table:style-name="Tableau1.A4" office:value-type="string">
            <text:p text:style-name="P40">Règles</text:p>
            <text:p text:style-name="P40"/>
          </table:table-cell>
          <table:table-cell table:style-name="Tableau1.B4" office:value-type="string">
            <text:p text:style-name="P40">Connecté ou non l'utilisateur peut <text:span text:style-name="T75">rechercher des annonces.</text:span></text:p>
          </table:table-cell>
        </table:table-row>
        <table:table-row>
          <table:table-cell table:style-name="Tableau1.A4" office:value-type="string">
            <text:p text:style-name="P40">Priorité</text:p>
          </table:table-cell>
          <table:table-cell table:style-name="Tableau1.B4" office:value-type="string">
            <text:p text:style-name="P40">Haute.</text:p>
          </table:table-cell>
        </table:table-row>
      </table:table>
      <text:p text:style-name="P11"/>
      <table:table table:name="Tableau3" table:style-name="Tableau3">
        <table:table-column table:style-name="Tableau3.A"/>
        <table:table-row>
          <table:table-cell table:style-name="Tableau3.A1" office:value-type="string">
            <text:p text:style-name="P41">Deuxième Fonctionnalité : <text:span text:style-name="T75">Voir une annonce</text:span></text:p>
          </table:table-cell>
        </table:table-row>
      </table:table>
      <text:p text:style-name="P11"/>
      <table:table table:name="Tableau4" table:style-name="Tableau4">
        <table:table-column table:style-name="Tableau4.A"/>
        <table:table-column table:style-name="Tableau4.B"/>
        <table:table-row>
          <table:table-cell table:style-name="Tableau4.A1" office:value-type="string">
            <text:p text:style-name="P40">Fonctionnement</text:p>
            <text:p text:style-name="P40"/>
            <text:p text:style-name="P40"/>
          </table:table-cell>
          <table:table-cell table:style-name="Tableau4.B1" office:value-type="string">
            <text:p text:style-name="P40">Permet <text:span text:style-name="T75">à l’utilisateur de voir <text:s/>la description de l’annonce sélectionné.</text:span></text:p>
          </table:table-cell>
        </table:table-row>
        <table:table-row>
          <table:table-cell table:style-name="Tableau4.A4" office:value-type="string">
            <text:p text:style-name="P40">Description</text:p>
            <text:p text:style-name="P40"/>
            <text:p text:style-name="P40"/>
          </table:table-cell>
          <table:table-cell table:style-name="Tableau4.B4" office:value-type="string">
            <text:p text:style-name="P40"><text:span text:style-name="T75">L’utilisateur accède à toutes les informations liées à l’annonce</text:span>.</text:p>
          </table:table-cell>
        </table:table-row>
        <table:table-row>
          <table:table-cell table:style-name="Tableau4.A4" office:value-type="string">
            <text:p text:style-name="P40">Règles</text:p>
            <text:p text:style-name="P40"/>
          </table:table-cell>
          <table:table-cell table:style-name="Tableau4.B4" office:value-type="string">
            <text:p text:style-name="P40"><text:span text:style-name="T76">Un utilisateur connecté ou non peut voir le descriptif d’une annonce</text:span>.</text:p>
          </table:table-cell>
        </table:table-row>
        <table:table-row>
          <table:table-cell table:style-name="Tableau4.A4" office:value-type="string">
            <text:p text:style-name="P40">Priorité</text:p>
          </table:table-cell>
          <table:table-cell table:style-name="Tableau4.B4" office:value-type="string">
            <text:p text:style-name="P40">Haute.</text:p>
          </table:table-cell>
        </table:table-row>
      </table:table>
      <text:p text:style-name="P11"/>
      <table:table table:name="Tableau5" table:style-name="Tableau5">
        <table:table-column table:style-name="Tableau5.A"/>
        <table:table-row>
          <table:table-cell table:style-name="Tableau5.A1" office:value-type="string">
            <text:p text:style-name="P41">Troisième Fonctionnalité : <text:span text:style-name="T78">Inscription</text:span></text:p>
          </table:table-cell>
        </table:table-row>
      </table:table>
      <text:p text:style-name="P11"/>
      <table:table table:name="Tableau6" table:style-name="Tableau6">
        <table:table-column table:style-name="Tableau6.A"/>
        <table:table-column table:style-name="Tableau6.B"/>
        <table:table-row>
          <table:table-cell table:style-name="Tableau6.A1" office:value-type="string">
            <text:p text:style-name="P40">Fonctionnement</text:p>
            <text:p text:style-name="P40"/>
            <text:p text:style-name="P40"/>
          </table:table-cell>
          <table:table-cell table:style-name="Tableau6.B1" office:value-type="string">
            <text:p text:style-name="P42">L’utilisateur peut créer un compte qui lui permettra d’ajouter ses propres annonces après s’être inscrit.</text:p>
          </table:table-cell>
        </table:table-row>
        <table:table-row>
          <table:table-cell table:style-name="Tableau6.A4" office:value-type="string">
            <text:p text:style-name="P40">Description</text:p>
            <text:p text:style-name="P40"/>
            <text:p text:style-name="P40"/>
          </table:table-cell>
          <table:table-cell table:style-name="Tableau6.B4" office:value-type="string">
            <text:p text:style-name="P43">L’utilisateur peut s’inscrire en renseignant son nom et prénom, son <text:span text:style-name="T80">mail</text:span>, téléphone et un mot de passe.</text:p>
          </table:table-cell>
        </table:table-row>
        <table:table-row>
          <table:table-cell table:style-name="Tableau6.A4" office:value-type="string">
            <text:p text:style-name="P40">Règles</text:p>
            <text:p text:style-name="P40"/>
          </table:table-cell>
          <table:table-cell table:style-name="Tableau6.B4" office:value-type="string">
            <text:p text:style-name="P44">Il faut que les informations renseignés soient valide et que le mail n’existe pas déjà dans la base de données.</text:p>
          </table:table-cell>
        </table:table-row>
        <table:table-row>
          <table:table-cell table:style-name="Tableau6.A4" office:value-type="string">
            <text:p text:style-name="P40">Priorité</text:p>
          </table:table-cell>
          <table:table-cell table:style-name="Tableau6.B4" office:value-type="string">
            <text:p text:style-name="P40"><text:span text:style-name="T79">Haute</text:span>.</text:p>
          </table:table-cell>
        </table:table-row>
      </table:table>
      <text:p text:style-name="P11"/>
      <text:p text:style-name="P11"/>
      <text:p text:style-name="P11"/>
      <table:table table:name="Tableau7" table:style-name="Tableau7">
        <table:table-column table:style-name="Tableau7.A"/>
        <text:soft-page-break/>
        <table:table-row>
          <table:table-cell table:style-name="Tableau7.A1" office:value-type="string">
            <text:p text:style-name="P41">Quatrième Fonctionnalité : Inscription</text:p>
          </table:table-cell>
        </table:table-row>
      </table:table>
      <text:p text:style-name="P11"/>
      <table:table table:name="Tableau8" table:style-name="Tableau8">
        <table:table-column table:style-name="Tableau8.A"/>
        <table:table-column table:style-name="Tableau8.B"/>
        <table:table-row>
          <table:table-cell table:style-name="Tableau8.A1" office:value-type="string">
            <text:p text:style-name="P40">Fonctionnement</text:p>
            <text:p text:style-name="P40"/>
            <text:p text:style-name="P40"/>
          </table:table-cell>
          <table:table-cell table:style-name="Tableau8.B1" office:value-type="string">
            <text:p text:style-name="P40">Permettre l’inscription aux utilisateurs.</text:p>
          </table:table-cell>
        </table:table-row>
        <table:table-row>
          <table:table-cell table:style-name="Tableau8.A4" office:value-type="string">
            <text:p text:style-name="P40">Description</text:p>
            <text:p text:style-name="P40"/>
            <text:p text:style-name="P40"/>
          </table:table-cell>
          <table:table-cell table:style-name="Tableau8.B4" office:value-type="string">
            <text:p text:style-name="P40">Un utilisateur s’inscrit et choisit à ce moment-là le type de compte, c’est-à-dire freelance ou société.</text:p>
          </table:table-cell>
        </table:table-row>
        <table:table-row>
          <table:table-cell table:style-name="Tableau8.A4" office:value-type="string">
            <text:p text:style-name="P40">Règles</text:p>
            <text:p text:style-name="P40"/>
          </table:table-cell>
          <table:table-cell table:style-name="Tableau8.B4" office:value-type="string">
            <text:p text:style-name="P40">Un compte est associé à son adresse mail qui doit être unique.</text:p>
          </table:table-cell>
        </table:table-row>
        <table:table-row>
          <table:table-cell table:style-name="Tableau8.A4" office:value-type="string">
            <text:p text:style-name="P40">Priorité</text:p>
          </table:table-cell>
          <table:table-cell table:style-name="Tableau8.B4" office:value-type="string">
            <text:p text:style-name="P40">Haute.</text:p>
          </table:table-cell>
        </table:table-row>
      </table:table>
      <text:p text:style-name="P11"/>
      <table:table table:name="Tableau11" table:style-name="Tableau11">
        <table:table-column table:style-name="Tableau11.A"/>
        <table:table-row>
          <table:table-cell table:style-name="Tableau11.A1" office:value-type="string">
            <text:p text:style-name="P41">Cinquième Fonctionnalité : Connexion</text:p>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40">Fonctionnement</text:p>
            <text:p text:style-name="P40"/>
            <text:p text:style-name="P40"/>
          </table:table-cell>
          <table:table-cell table:style-name="Tableau12.B1" office:value-type="string">
            <text:p text:style-name="P40">Permets la connexion sur l’<text:span text:style-name="T81">application</text:span> en renseignant le mail et le mot de passe associé.</text:p>
          </table:table-cell>
        </table:table-row>
        <table:table-row>
          <table:table-cell table:style-name="Tableau12.A4" office:value-type="string">
            <text:p text:style-name="P40">Description</text:p>
            <text:p text:style-name="P40"/>
            <text:p text:style-name="P40"/>
          </table:table-cell>
          <table:table-cell table:style-name="Tableau12.B4" office:value-type="string">
            <text:p text:style-name="P40">L’utilisateur se connecte avec le formulaire qui s’affiche lors d’un clique sur le bouton connexion.</text:p>
          </table:table-cell>
        </table:table-row>
        <table:table-row>
          <table:table-cell table:style-name="Tableau12.A4" office:value-type="string">
            <text:p text:style-name="P40">Règles</text:p>
            <text:p text:style-name="P40"/>
          </table:table-cell>
          <table:table-cell table:style-name="Tableau12.B4" office:value-type="string">
            <text:p text:style-name="P40">Pour qu’une personne se connecte, elle doit au préalable avoir créé un compte et renseigné les bonnes informations lors de la connexion.</text:p>
          </table:table-cell>
        </table:table-row>
        <table:table-row>
          <table:table-cell table:style-name="Tableau12.A4" office:value-type="string">
            <text:p text:style-name="P40">Priorité</text:p>
          </table:table-cell>
          <table:table-cell table:style-name="Tableau12.B4" office:value-type="string">
            <text:p text:style-name="P40">Haute.</text:p>
          </table:table-cell>
        </table:table-row>
      </table:table>
      <text:p text:style-name="P11"/>
      <text:p text:style-name="P11"/>
      <table:table table:name="Tableau13" table:style-name="Tableau13">
        <table:table-column table:style-name="Tableau13.A"/>
        <table:table-row>
          <table:table-cell table:style-name="Tableau13.A1" office:value-type="string">
            <text:p text:style-name="P41">Sixième Fonctionnalité : <text:span text:style-name="T82">Ajouter une annonce</text:span></text:p>
          </table:table-cell>
        </table:table-row>
      </table:table>
      <text:p text:style-name="P11"/>
      <table:table table:name="Tableau14" table:style-name="Tableau14">
        <table:table-column table:style-name="Tableau14.A"/>
        <table:table-column table:style-name="Tableau14.B"/>
        <table:table-row>
          <table:table-cell table:style-name="Tableau14.A1" office:value-type="string">
            <text:p text:style-name="P40">Fonctionnement</text:p>
            <text:p text:style-name="P40"/>
            <text:p text:style-name="P40"/>
          </table:table-cell>
          <table:table-cell table:style-name="Tableau14.B1" office:value-type="string">
            <text:p text:style-name="P40"><text:span text:style-name="T82">L’utilisateur peut, une fois connecté, ajouter une annonce en renseignant les informations nécessaires</text:span>.</text:p>
          </table:table-cell>
        </table:table-row>
        <table:table-row>
          <table:table-cell table:style-name="Tableau14.A4" office:value-type="string">
            <text:p text:style-name="P40">Description</text:p>
            <text:p text:style-name="P40"/>
            <text:p text:style-name="P40"/>
          </table:table-cell>
          <table:table-cell table:style-name="Tableau14.B4" office:value-type="string">
            <text:p text:style-name="P45">Lors de l’ajout d’annonce, l’utilisateur doit renseigner la région, le département, la catégorie et sous catégorie du bien, la ville, le code postal, le prix et le titre de l’annonce. Pour être contacté l’utilisateur doit choisir d’afficher on mail et ou son téléphone dans l’annonce.</text:p>
          </table:table-cell>
        </table:table-row>
        <table:table-row>
          <table:table-cell table:style-name="Tableau14.A4" office:value-type="string">
            <text:p text:style-name="P40">Règles</text:p>
            <text:p text:style-name="P40"/>
          </table:table-cell>
          <table:table-cell table:style-name="Tableau14.B4" office:value-type="string">
            <text:p text:style-name="P40"><text:span text:style-name="T83">Tout les champs doivent être renseignés et comporter une saisie valide (par exemple un téléphone ne peut que contenir des chiffres et un ‘+’ en début de saisie)</text:span>.</text:p>
          </table:table-cell>
        </table:table-row>
        <table:table-row>
          <table:table-cell table:style-name="Tableau14.A4" office:value-type="string">
            <text:p text:style-name="P40">Priorité</text:p>
          </table:table-cell>
          <table:table-cell table:style-name="Tableau14.B4" office:value-type="string">
            <text:p text:style-name="P40"><text:span text:style-name="T82">Haute</text:span>.</text:p>
          </table:table-cell>
        </table:table-row>
      </table:table>
      <text:p text:style-name="P11"/>
      <text:p text:style-name="P11"><text:soft-page-break/></text:p>
      <table:table table:name="Tableau15" table:style-name="Tableau15">
        <table:table-column table:style-name="Tableau15.A"/>
        <table:table-row>
          <table:table-cell table:style-name="Tableau15.A1" office:value-type="string">
            <text:p text:style-name="P41">Septième Fonctionnalité : Profil</text:p>
          </table:table-cell>
        </table:table-row>
      </table:table>
      <text:p text:style-name="P11"/>
      <table:table table:name="Tableau16" table:style-name="Tableau16">
        <table:table-column table:style-name="Tableau16.A"/>
        <table:table-column table:style-name="Tableau16.B"/>
        <table:table-row>
          <table:table-cell table:style-name="Tableau16.A1" office:value-type="string">
            <text:p text:style-name="P40">Fonctionnement</text:p>
            <text:p text:style-name="P40"/>
            <text:p text:style-name="P40"/>
          </table:table-cell>
          <table:table-cell table:style-name="Tableau16.B1" office:value-type="string">
            <text:p text:style-name="P40">Accéder à sa page de profil après s’être connecté et pouvoir modifier ses informations <text:span text:style-name="T83">et son mot de passe</text:span>.</text:p>
          </table:table-cell>
        </table:table-row>
        <table:table-row>
          <table:table-cell table:style-name="Tableau16.A4" office:value-type="string">
            <text:p text:style-name="P40">Description</text:p>
            <text:p text:style-name="P40"/>
            <text:p text:style-name="P40"/>
          </table:table-cell>
          <table:table-cell table:style-name="Tableau16.B4" office:value-type="string">
            <text:p text:style-name="P40">La page de profil contient <text:span text:style-name="T83">certaines</text:span> informations reliées au compte.</text:p>
          </table:table-cell>
        </table:table-row>
        <table:table-row>
          <table:table-cell table:style-name="Tableau16.A4" office:value-type="string">
            <text:p text:style-name="P40">Règles</text:p>
            <text:p text:style-name="P40"/>
          </table:table-cell>
          <table:table-cell table:style-name="Tableau16.B4" office:value-type="string">
            <text:p text:style-name="P40">Un profil n’est accessible qu’une fois connecté et le profil correspond à la personne connectée.</text:p>
          </table:table-cell>
        </table:table-row>
        <table:table-row>
          <table:table-cell table:style-name="Tableau16.A4" office:value-type="string">
            <text:p text:style-name="P40">Priorité</text:p>
          </table:table-cell>
          <table:table-cell table:style-name="Tableau16.B4" office:value-type="string">
            <text:p text:style-name="P40">Moyenne.</text:p>
          </table:table-cell>
        </table:table-row>
      </table:table>
      <text:p text:style-name="P11"/>
      <text:p text:style-name="P11"/>
      <table:table table:name="Tableau17" table:style-name="Tableau17">
        <table:table-column table:style-name="Tableau17.A"/>
        <table:table-row>
          <table:table-cell table:style-name="Tableau17.A1" office:value-type="string">
            <text:p text:style-name="P41">Huitième Fonctionnalité : <text:span text:style-name="T84">Gérer les annonces</text:span></text:p>
          </table:table-cell>
        </table:table-row>
      </table:table>
      <text:p text:style-name="P11"/>
      <table:table table:name="Tableau18" table:style-name="Tableau18">
        <table:table-column table:style-name="Tableau18.A"/>
        <table:table-column table:style-name="Tableau18.B"/>
        <table:table-row>
          <table:table-cell table:style-name="Tableau18.A1" office:value-type="string">
            <text:p text:style-name="P40">Fonctionnement</text:p>
            <text:p text:style-name="P40"/>
            <text:p text:style-name="P40"/>
          </table:table-cell>
          <table:table-cell table:style-name="Tableau18.B1" office:value-type="string">
            <text:p text:style-name="P40"><text:span text:style-name="T84">Dans la page profil, l’utilisateur peut accéder à ses annonces en ligne en cliquant sur le bouton « gérer mes annonces »</text:span>.</text:p>
          </table:table-cell>
        </table:table-row>
        <table:table-row>
          <table:table-cell table:style-name="Tableau18.A4" office:value-type="string">
            <text:p text:style-name="P40">Description</text:p>
            <text:p text:style-name="P40"/>
            <text:p text:style-name="P40"/>
          </table:table-cell>
          <table:table-cell table:style-name="Tableau18.B4" office:value-type="string">
            <text:p text:style-name="P40"><text:span text:style-name="T85">Un tableau contient toutes les annonces de l’utilisateur connecté et peut y accéder pour les modifier ou les supprimer</text:span>.</text:p>
          </table:table-cell>
        </table:table-row>
        <table:table-row>
          <table:table-cell table:style-name="Tableau18.A4" office:value-type="string">
            <text:p text:style-name="P40">Règles</text:p>
            <text:p text:style-name="P40"/>
          </table:table-cell>
          <table:table-cell table:style-name="Tableau18.B4" office:value-type="string">
            <text:p text:style-name="P46">Toutes les annonces ont été au préalable ajoutés et sont en ligne.</text:p>
          </table:table-cell>
        </table:table-row>
        <table:table-row>
          <table:table-cell table:style-name="Tableau18.A4" office:value-type="string">
            <text:p text:style-name="P40">Priorité</text:p>
          </table:table-cell>
          <table:table-cell table:style-name="Tableau18.B4" office:value-type="string">
            <text:p text:style-name="P40">Moyenne.</text:p>
          </table:table-cell>
        </table:table-row>
      </table:table>
      <text:p text:style-name="P11"/>
      <text:p text:style-name="P1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0"><text:soft-page-break/>VI – Environnement Technologique</text:p>
      <text:p text:style-name="P11"/>
      <text:p text:style-name="P11"/>
      <text:p text:style-name="P12"><text:s/><text:tab/>Le choix technologique proposé est basé sur des technologies dites “Open Source”, c'est à dire gratuit et sous licence libre. <text:span text:style-name="T87">P</text:span>our en savoir plus : <text:tab/><text:tab/><text:tab/><text:tab/><text:tab/><text:a xlink:type="simple" xlink:href="https://fr.wikipedia.org/wiki/Java_et_logiciel_libre" text:style-name="Internet_20_link" text:visited-style-name="Visited_20_Internet_20_Link"><text:span text:style-name="T86">https://fr.wikipedia.org/wiki/Java_et_logiciel_libre</text:span></text:a>. </text:p>
      <text:p text:style-name="P11"/>
      <text:list xml:id="list1579144562132901253" text:style-name="L3">
        <text:list-item>
          <text:list>
            <text:list-item>
              <text:list>
                <text:list-item>
                  <text:p text:style-name="P53"><text:span text:style-name="T12">Côté serveur base de données</text:span><text:span text:style-name="T11"> :</text:span><text:span text:style-name="T104"> </text:span><text:span text:style-name="T105">Pour notre projet, nous avons décidés d’utiliser une base de données sur un </text:span><text:span text:style-name="T101">serveur dédié virtuel </text:span><text:span text:style-name="T102">(VPS) </text:span><text:span text:style-name="T103">hébergé par OVH : </text:span><text:a xlink:type="simple" xlink:href="https://www.ovh.com/fr/" text:style-name="Internet_20_link" text:visited-style-name="Visited_20_Internet_20_Link">https://www.ovh.com/fr/</text:a></text:p>
                </text:list-item>
              </text:list>
            </text:list-item>
          </text:list>
        </text:list-item>
      </text:list>
      <text:p text:style-name="P11"/>
      <text:list xml:id="list175624090084526" text:continue-numbering="true" text:style-name="L3">
        <text:list-item>
          <text:list>
            <text:list-item>
              <text:list>
                <text:list-item>
                  <text:list>
                    <text:list-header>
                      <text:p text:style-name="P54">➢ <text:span text:style-name="T13">MySQL :</text:span> MySQL est un Système de Gestion de Base de Données (SGBD), qui sera un support de base de données utilisé pour stocker les tables et les informations nécessaires au bon fonctionnement d<text:span text:style-name="T87">e l’application Java</text:span>.</text:p>
                      <text:p text:style-name="P54"/>
                    </text:list-header>
                  </text:list>
                </text:list-item>
              </text:list>
            </text:list-item>
          </text:list>
        </text:list-item>
      </text:list>
      <text:p text:style-name="P11"/>
      <text:p text:style-name="P11"><text:tab/> <text:s/>2. <text:s/><text:span text:style-name="T10">Technologie(s) côté client :</text:span> </text:p>
      <text:p text:style-name="P14"/>
      <text:list xml:id="list2215228189423869608" text:style-name="L4">
        <text:list-item>
          <text:list>
            <text:list-item>
              <text:list>
                <text:list-header>
                  <text:p text:style-name="P61"><text:span text:style-name="T26">➢ </text:span><text:span text:style-name="T31">Java </text:span><text:span text:style-name="T56">: </text:span><text:span text:style-name="T59">Le langage </text:span><text:span text:style-name="T58">Java </text:span><text:span text:style-name="T60">e</text:span><text:span text:style-name="T59">st un </text:span><text:span text:style-name="T60">langage de programmation orienté objet. </text:span><text:span text:style-name="T48">La particularité et l'objectif central de Java est que les logiciels écrits </text:span><text:span text:style-name="T50">sont</text:span><text:span text:style-name="T48"> très facilemen</text:span><text:span text:style-name="T50">t portables s</text:span><text:span text:style-name="T48">ur plusieurs </text:span><text:span text:style-name="T50">OS </text:span><text:span text:style-name="T48">tels q</text:span><text:span text:style-name="T22">ue </text:span><text:a xlink:type="simple" xlink:href="https://fr.wikipedia.org/wiki/UNIX" text:style-name="Internet_20_link" text:visited-style-name="Visited_20_Internet_20_Link"><text:span text:style-name="T43">UNIX</text:span></text:a><text:span text:style-name="T22">, </text:span><text:a xlink:type="simple" xlink:href="https://fr.wikipedia.org/wiki/Microsoft_Windows" text:style-name="Internet_20_link" text:visited-style-name="Visited_20_Internet_20_Link"><text:span text:style-name="T43">Windows</text:span></text:a><text:span text:style-name="T22">, </text:span><text:span text:style-name="T23">Mac OS o</text:span><text:span text:style-name="T22">u </text:span><text:a xlink:type="simple" xlink:href="https://fr.wikipedia.org/wiki/GNU/Linux" text:style-name="Internet_20_link" text:visited-style-name="Visited_20_Internet_20_Link"><text:span text:style-name="T43">GNU/Linux</text:span></text:a><text:span text:style-name="T48">.</text:span></text:p>
                  <text:p text:style-name="P55"/>
                  <text:p text:style-name="P62"><text:span text:style-name="T26">➢ </text:span><text:span text:style-name="T31">Java Swing </text:span><text:span text:style-name="T56"><text:s/>: </text:span><text:span text:style-name="T57">Swing </text:span><text:span text:style-name="T51">est </text:span><text:span text:style-name="T52">une bibliothèque graphique </text:span><text:span text:style-name="T51">pour </text:span><text:span text:style-name="T52">le langage de programmation Java</text:span><text:span text:style-name="T51">. Swing constitue l'une des principales évolutions apportées par Java 2 par rapport aux versions antérieures. </text:span><text:span text:style-name="T48">Swing offre la possibilité de créer de</text:span><text:span text:style-name="T49">s interfaces graphiques en proposant plusieurs thèmes</text:span><text:span text:style-name="T48">.</text:span></text:p>
                </text:list-header>
              </text:list>
            </text:list-item>
          </text:list>
        </text:list-item>
      </text:list>
      <text:p text:style-name="P13"/>
      <text:list xml:id="list141590646027656449" text:style-name="L5">
        <text:list-item>
          <text:list>
            <text:list-item>
              <text:list>
                <text:list-item>
                  <text:p text:style-name="P56"><text:span text:style-name="T10">Technologie(s) logicielles :</text:span> Afin de <text:span text:style-name="T88">développer l’application Java,</text:span> nous <text:span text:style-name="T88">avons utilisés plusieurs logiciels et librairies Java</text:span> :</text:p>
                  <text:p text:style-name="P56"/>
                  <text:p text:style-name="P63"><text:span text:style-name="T27">➢ </text:span><text:span text:style-name="T33">Netbeans</text:span><text:span text:style-name="T32"> : </text:span><text:span text:style-name="T40"><text:s/></text:span><text:span text:style-name="T41">C’est </text:span><text:span text:style-name="T40">un </text:span><text:a xlink:type="simple" xlink:href="https://fr.wikipedia.org/wiki/Environnement_de_développement_intégré" text:style-name="Internet_20_link" text:visited-style-name="Visited_20_Internet_20_Link"><text:span text:style-name="T45">environnement de développement intégré</text:span></text:a><text:span text:style-name="T47"> </text:span><text:span text:style-name="T40">(EDI) </text:span><text:a xlink:type="simple" xlink:href="https://fr.wikipedia.org/wiki/Open_source" text:style-name="Internet_20_link" text:visited-style-name="Visited_20_Internet_20_Link"><text:span text:style-name="T7">open sou</text:span></text:a><text:a xlink:type="simple" xlink:href="https://fr.wikipedia.org/wiki/Open_source" text:style-name="Internet_20_link" text:visited-style-name="Visited_20_Internet_20_Link"><text:span text:style-name="T8">rce</text:span></text:a><text:span text:style-name="T44">.</text:span><text:span text:style-name="T42"> N</text:span><text:span text:style-name="T40">etBeans permet la prise en charge native de divers langages tels le </text:span><text:a xlink:type="simple" xlink:href="https://fr.wikipedia.org/wiki/C_(langage)" text:style-name="Internet_20_link" text:visited-style-name="Visited_20_Internet_20_Link"><text:span text:style-name="T45">C</text:span></text:a><text:span text:style-name="T40">, le </text:span><text:a xlink:type="simple" xlink:href="https://fr.wikipedia.org/wiki/C_plus_plus" text:style-name="Internet_20_link" text:visited-style-name="Visited_20_Internet_20_Link"><text:span text:style-name="T45">C++</text:span></text:a><text:span text:style-name="T40">, </text:span><text:a xlink:type="simple" xlink:href="https://fr.wikipedia.org/wiki/JavaScript" text:style-name="Internet_20_link" text:visited-style-name="Visited_20_Internet_20_Link"><text:span text:style-name="T45">le JavaScript</text:span></text:a><text:span text:style-name="T40">, </text:span><text:a xlink:type="simple" xlink:href="https://fr.wikipedia.org/wiki/Extensible_Markup_Language" text:style-name="Internet_20_link" text:visited-style-name="Visited_20_Internet_20_Link"><text:span text:style-name="T45">le XML</text:span></text:a><text:span text:style-name="T40">, </text:span><text:a xlink:type="simple" xlink:href="https://fr.wikipedia.org/wiki/Groovy_(langage)" text:style-name="Internet_20_link" text:visited-style-name="Visited_20_Internet_20_Link"><text:span text:style-name="T45">le Groovy</text:span></text:a><text:span text:style-name="T40">, </text:span><text:a xlink:type="simple" xlink:href="https://fr.wikipedia.org/wiki/PHP" text:style-name="Internet_20_link" text:visited-style-name="Visited_20_Internet_20_Link"><text:span text:style-name="T45">le PHP</text:span></text:a><text:span text:style-name="T47"> </text:span><text:span text:style-name="T40">et </text:span><text:a xlink:type="simple" xlink:href="https://fr.wikipedia.org/wiki/Hypertext_Markup_Language" text:style-name="Internet_20_link" text:visited-style-name="Visited_20_Internet_20_Link"><text:span text:style-name="T45">le HTML</text:span></text:a><text:span text:style-name="T40">, </text:span><text:span text:style-name="T41">et</text:span><text:span text:style-name="T40"> d'autres. Il offre toutes les facilités d'un IDE moderne (</text:span><text:a xlink:type="simple" xlink:href="https://fr.wikipedia.org/wiki/Coloration_syntaxique" text:style-name="Internet_20_link" text:visited-style-name="Visited_20_Internet_20_Link"><text:span text:style-name="T45">éditeur en couleur</text:span></text:a><text:span text:style-name="T40">s, projets </text:span><text:a xlink:type="simple" xlink:href="https://fr.wikipedia.org/wiki/Multi-langage" text:style-name="Internet_20_link" text:visited-style-name="Visited_20_Internet_20_Link"><text:span text:style-name="T45">multi-langage</text:span></text:a><text:span text:style-name="T40">, </text:span><text:a xlink:type="simple" xlink:href="https://fr.wikipedia.org/wiki/Refactoring" text:style-name="Internet_20_link" text:visited-style-name="Visited_20_Internet_20_Link"><text:span text:style-name="T45">refactoring</text:span></text:a><text:span text:style-name="T40">, éditeur graphique d'interfaces et de pages Web).</text:span></text:p>
                </text:list-item>
              </text:list>
            </text:list-item>
          </text:list>
        </text:list-item>
      </text:list>
      <text:p text:style-name="P11"/>
      <text:p text:style-name="P11"/>
      <text:p text:style-name="P11"/>
      <text:p text:style-name="P11"/>
      <text:p text:style-name="P11"/>
      <text:p text:style-name="P11"/>
      <text:p text:style-name="P11"><text:soft-page-break/><text:tab/><text:tab/><text:span text:style-name="T64">LIBRAIRIES JAVA :</text:span></text:p>
      <text:p text:style-name="P11"/>
      <text:list xml:id="list175624875695294" text:continue-numbering="true" text:style-name="L5">
        <text:list-item>
          <text:list>
            <text:list-item>
              <text:list>
                <text:list-header>
                  <text:p text:style-name="P64"><text:bookmark-start text:name="__DdeLink__984_940054957"/><text:span text:style-name="T27">➢ </text:span><text:span text:style-name="T34">JDBC </text:span><text:span text:style-name="T36">5.1 </text:span><text:span text:style-name="T32">: </text:span><text:span text:style-name="T27"><text:s/></text:span><text:span text:style-name="T38">JDBC </text:span><text:span text:style-name="T39">(</text:span><text:span text:style-name="T6">Java DataBase Connectivity</text:span><text:span text:style-name="T38">)</text:span><text:span text:style-name="T24"> est une </text:span><text:span text:style-name="T25">interface de programmation</text:span><text:span text:style-name="T24">s utilisant la </text:span><text:a xlink:type="simple" xlink:href="https://fr.wikipedia.org/wiki/Plateforme_Java" text:style-name="Internet_20_link" text:visited-style-name="Visited_20_Internet_20_Link"><text:span text:style-name="T46">plateforme Java</text:span></text:a><text:span text:style-name="T24">. </text:span><text:span text:style-name="T25">C’est une librairie qui permet la connexion à une base de données locale ou distante</text:span><text:span text:style-name="T24">.</text:span></text:p>
                  <text:p text:style-name="P58"/>
                </text:list-header>
              </text:list>
            </text:list-item>
          </text:list>
        </text:list-item>
      </text:list>
      <text:p text:style-name="P11"><text:bookmark-end text:name="__DdeLink__984_940054957"/></text:p>
      <text:list xml:id="list175625770447440" text:continue-numbering="true" text:style-name="L5">
        <text:list-item>
          <text:list>
            <text:list-item>
              <text:list>
                <text:list-header>
                  <text:p text:style-name="P65"><text:span text:style-name="T27">➢ </text:span><text:span text:style-name="T35">WebLaF</text:span><text:span text:style-name="T34"> </text:span><text:span text:style-name="T36">1.29 </text:span><text:span text:style-name="T32">: </text:span><text:span text:style-name="T27"><text:s/></text:span><text:span text:style-name="T29">C</text:span><text:span text:style-name="T28">’est une librairie qui permet d’ajouter des composants swing et de modifier le thème en proposant de modifier les composants existants dans </text:span><text:span text:style-name="T35">GUI de NetBeans</text:span><text:span text:style-name="T28"> ( assistant pour créer le design d’une application )</text:span><text:span text:style-name="T24">.</text:span></text:p>
                </text:list-header>
              </text:list>
            </text:list-item>
          </text:list>
        </text:list-item>
      </text:list>
      <text:p text:style-name="P60"/>
      <text:p text:style-name="P60"/>
      <text:list xml:id="list175624843442544" text:continue-numbering="true" text:style-name="L5">
        <text:list-item>
          <text:list>
            <text:list-item>
              <text:list>
                <text:list-header>
                  <text:p text:style-name="P66"><text:span text:style-name="T27">➢ </text:span><text:span text:style-name="T37">BCrypt</text:span><text:span text:style-name="T36"> </text:span><text:span text:style-name="T32">: </text:span><text:span text:style-name="T27"><text:s/></text:span><text:span text:style-name="T29">C</text:span><text:span text:style-name="T28">’est une librairie qui permet </text:span><text:span text:style-name="T30">de crypter le mot de passe utilisateur avec un salage</text:span><text:span text:style-name="T24">. </text:span><text:span text:style-name="T53">Le salage, est une méthode permettant de renforcer la sécurité des informations en y ajoutant une donnée supplémentaire afin d’empêcher </text:span><text:span text:style-name="T54">le </text:span><text:span text:style-name="T55">décryptage par force brute par exemple</text:span><text:span text:style-name="T54">.</text:span></text:p>
                  <text:p text:style-name="P59"/>
                </text:list-header>
              </text:list>
            </text:list-item>
          </text:list>
        </text:list-item>
      </text:list>
      <text:p text:style-name="P11"/>
      <text:p text:style-name="P32"/>
      <text:p text:style-name="P30">VII – Phases du projet</text:p>
      <text:p text:style-name="P11"/>
      <text:p text:style-name="P11">Le projet <text:span text:style-name="T89">a été réalisé en</text:span> 3 phases distinctes :</text:p>
      <text:p text:style-name="P11"><text:tab/><text:tab/></text:p>
      <text:p text:style-name="P15"><text:tab/><text:span text:style-name="T13">Phase 1 </text:span>: <text:span text:style-name="T89">Représenter</text:span> par le langage <text:span text:style-name="T13">UML</text:span> <text:span text:style-name="T89">les</text:span> diagramme<text:span text:style-name="T89">s</text:span> de cas d'utilisation.</text:p>
      <text:p text:style-name="P15"><text:tab/><text:span text:style-name="T89">M</text:span>odéliser le <text:span text:style-name="T13">MCD</text:span> <text:span text:style-name="T89">( Modèle Conceptuel de Données ) avec la représentation <text:tab/>Merise pour préparer la structurer la base</text:span> de données <text:span text:style-name="T89">et définir les besoins</text:span>. <text:tab/><text:span text:style-name="T90">Enfin, se mettre d’accord sur les technologies à utiliser et les ressources à <text:tab/>mobilier.</text:span></text:p>
      <text:p text:style-name="P11"/>
      <text:p text:style-name="P11"><text:tab/><text:span text:style-name="T13">Phase 2 :</text:span> Une fois le cahier des charges et la <text:span text:style-name="T13">phase 1 validée</text:span>, nous passerons <text:tab/>au développement d<text:span text:style-name="T91">e l’application</text:span>. <text:span text:style-name="T13">Cette étape est la plus important</text:span><text:span text:style-name="T14">e</text:span><text:span text:style-name="T13"> <text:tab/></text:span>puisqu'il fau<text:span text:style-name="T91">t</text:span> développer selon l’<text:span text:style-name="T91">axe de réalisation tout en respectant les <text:tab/>différentes étapes du développement</text:span> et faire face aux différents bugs. </text:p>
      <text:p text:style-name="P11"/>
      <text:p text:style-name="P11"><text:tab/><text:span text:style-name="T13">Phase 3 :</text:span> <text:span text:style-name="T13">Après validation de l'étape 2</text:span>, <text:span text:style-name="T92">nous avons mis en ligne la base de <text:tab/>données pour rendre fonctionnelle l’application sur chaque ordinateur et <text:tab/>récupérer les différentes données saisies par l’utilisateur</text:span>. Un suivi devra être <text:tab/>établi <text:tab/>afin de contrôler le bon fonctionnement du site.</text:p>
      <text:p text:style-name="P11"/>
      <text:p text:style-name="P11"><text:tab/><text:span text:style-name="T13">Phase </text:span><text:span text:style-name="T15">finale</text:span><text:span text:style-name="T13"> :</text:span> Campagne de pub afin de faire connaître <text:span text:style-name="T93">l’application</text:span> au plus <text:tab/>grand <text:tab/>nombre et ainsi intégrer le marché visé. Les outils tels que les réseaux <text:tab/>sociaux permettront notamment cela.</text:p>
      <text:p text:style-name="P11"/>
      <text:p text:style-name="P11"><text:soft-page-break/></text:p>
      <text:p text:style-name="P30">VIII – Améliorations Possibles</text:p>
      <text:p text:style-name="P17"/>
      <text:p text:style-name="P17"/>
      <text:p text:style-name="P11"><text:span text:style-name="T13"><text:tab/></text:span>1 – <text:span text:style-name="T94">Recherche par mots-clés</text:span>.</text:p>
      <text:p text:style-name="P11"/>
      <text:p text:style-name="P11"><text:tab/>2 – <text:span text:style-name="T94">Système d’ajout d’images</text:span>.</text:p>
      <text:p text:style-name="P16"/>
      <text:p text:style-name="P11"><text:tab/>3 – <text:span text:style-name="T94">Notation des vendeur par les clients après achat ( 1 à 5 étoiles )</text:span>.</text:p>
      <text:p text:style-name="P11"/>
      <text:p text:style-name="P11"><text:tab/>4 – <text:span text:style-name="T95">Archivage de l’annonce après la vente avec histor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BoldMT" svg:font-family="Arial-BoldMT"/>
    <style:font-face style:name="Mangal1" svg:font-family="Mangal"/>
    <style:font-face style:name="OpenSymbol" svg:font-family="OpenSymbol"/>
    <style:font-face style:name="arial" svg:font-family="arial, sans-serif"/>
    <style:font-face style:name="Arial-ItalicMT" svg:font-family="Arial-ItalicMT" style:font-family-generic="script"/>
    <style:font-face style:name="ArialMT" svg:font-family="ArialMT" style:font-family-generic="swiss"/>
    <style:font-face style:name="Tibetan Machine Uni" svg:font-family="'Tibetan Machine Un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graille</meta:initial-creator>
    <meta:creation-date>2017-01-09T12:41:47.42</meta:creation-date>
    <dc:date>2017-04-22T17:56:23.916170031</dc:date>
    <meta:editing-duration>PT8H55M38S</meta:editing-duration>
    <meta:editing-cycles>152</meta:editing-cycles>
    <meta:generator>LibreOffice/5.1.6.2$Linux_X86_64 LibreOffice_project/10m0$Build-2</meta:generator>
    <meta:document-statistic meta:table-count="17" meta:image-count="0" meta:object-count="0" meta:page-count="9" meta:paragraph-count="175" meta:word-count="1650" meta:character-count="11469" meta:non-whitespace-character-count="9635"/>
  </office:meta>
</office:document-meta>
</file>